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729fcf"/>
    </style:style>
    <style:style style:name="gr6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8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9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729fcf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style:font-name="Liberation Serif" fo:font-size="14pt" style:font-size-asian="14pt" style:font-name-complex="Liberation Serif" style:font-size-complex="14pt"/>
    </style:style>
    <style:style style:name="T2" style:family="text">
      <style:text-properties fo:color="#000000" style:font-name="Liberation Sans1" fo:font-size="18pt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3" draw:layer="layout" svg:width="0.493cm" svg:height="0.547cm" svg:x="1.401cm" svg:y="14.346cm">
          <draw:text-box>
            <text:p text:style-name="P2"><text:span text:style-name="T1"><text:s/></text:span></text:p>
          </draw:text-box>
        </draw:frame>
        <draw:line draw:style-name="gr3" draw:text-style-name="P4" draw:layer="layout" svg:x1="7.598cm" svg:y1="7.878cm" svg:x2="8.438cm" svg:y2="7.878cm">
          <text:p/>
        </draw:line>
        <draw:polygon draw:style-name="gr4" draw:text-style-name="P5" draw:layer="layout" svg:width="0.448cm" svg:height="0.3cm" svg:x="8.42cm" svg:y="7.726cm" svg:viewBox="0 0 449 301" draw:points="449,152 0,0 0,301">
          <text:p/>
        </draw:polygon>
        <draw:path draw:style-name="gr5" draw:text-style-name="P6" draw:layer="layout" svg:width="1.916cm" svg:height="1.27cm" svg:x="8.833cm" svg:y="7.271cm" svg:viewBox="0 0 1917 1271" svg:d="M956 0c543 0 961 272 961 635 0 361-418 636-961 636-540 0-956-275-956-636 0-363 416-635 956-635zM0 0zM1917 1271z">
          <text:p/>
        </draw:path>
        <draw:path draw:style-name="gr6" draw:text-style-name="P4" draw:layer="layout" svg:width="1.916cm" svg:height="1.27cm" svg:x="8.833cm" svg:y="7.271cm" svg:viewBox="0 0 1917 1271" svg:d="M956 0c543 0 961 272 961 635 0 361-418 636-961 636-540 0-956-275-956-636 0-363 416-635 956-635z">
          <text:p/>
        </draw:path>
        <draw:polygon draw:style-name="gr6" draw:text-style-name="P4" draw:layer="layout" svg:width="0cm" svg:height="0cm" svg:x="8.833cm" svg:y="7.271cm" svg:viewBox="0 0 0 0" draw:points="0,0">
          <text:p/>
        </draw:polygon>
        <draw:polygon draw:style-name="gr6" draw:text-style-name="P4" draw:layer="layout" svg:width="0cm" svg:height="0cm" svg:x="10.749cm" svg:y="8.541cm" svg:viewBox="0 0 0 0" draw:points="0,0">
          <text:p/>
        </draw:polygon>
        <draw:frame draw:style-name="gr2" draw:text-style-name="P3" draw:layer="layout" svg:width="0.493cm" svg:height="0.547cm" svg:x="13.952cm" svg:y="14.346cm">
          <draw:text-box>
            <text:p text:style-name="P2"><text:span text:style-name="T1"><text:s/></text:span></text:p>
          </draw:text-box>
        </draw:frame>
        <draw:line draw:style-name="gr3" draw:text-style-name="P4" draw:layer="layout" svg:x1="10.749cm" svg:y1="7.878cm" svg:x2="11.334cm" svg:y2="7.878cm">
          <text:p/>
        </draw:line>
        <draw:polygon draw:style-name="gr4" draw:text-style-name="P5" draw:layer="layout" svg:width="0.452cm" svg:height="0.3cm" svg:x="11.313cm" svg:y="7.726cm" svg:viewBox="0 0 453 301" draw:points="453,152 0,0 0,301">
          <text:p/>
        </draw:polygon>
        <draw:line draw:style-name="gr3" draw:text-style-name="P4" draw:layer="layout" svg:x1="15.194cm" svg:y1="7.878cm" svg:x2="16.033cm" svg:y2="7.878cm">
          <text:p/>
        </draw:line>
        <draw:polygon draw:style-name="gr4" draw:text-style-name="P5" draw:layer="layout" svg:width="0.448cm" svg:height="0.3cm" svg:x="16.016cm" svg:y="7.73cm" svg:viewBox="0 0 449 301" draw:points="449,148 0,0 0,301">
          <text:p/>
        </draw:polygon>
        <draw:path draw:style-name="gr5" draw:text-style-name="P6" draw:layer="layout" svg:width="1.524cm" svg:height="1.27cm" svg:x="16.372cm" svg:y="7.271cm" svg:viewBox="0 0 1525 1271" svg:d="M762 0c431 0 763 275 763 635 0 361-332 636-763 636-434 0-762-275-762-636 0-360 328-635 762-635zM0 0zM1525 1271z">
          <text:p/>
        </draw:path>
        <draw:path draw:style-name="gr6" draw:text-style-name="P4" draw:layer="layout" svg:width="1.524cm" svg:height="1.27cm" svg:x="16.372cm" svg:y="7.271cm" svg:viewBox="0 0 1525 1271" svg:d="M762 0c431 0 763 275 763 635 0 361-332 636-763 636-434 0-762-275-762-636 0-360 328-635 762-635z">
          <text:p/>
        </draw:path>
        <draw:polygon draw:style-name="gr6" draw:text-style-name="P4" draw:layer="layout" svg:width="0cm" svg:height="0cm" svg:x="16.372cm" svg:y="7.271cm" svg:viewBox="0 0 0 0" draw:points="0,0">
          <text:p/>
        </draw:polygon>
        <draw:polygon draw:style-name="gr6" draw:text-style-name="P4" draw:layer="layout" svg:width="0cm" svg:height="0cm" svg:x="17.896cm" svg:y="8.541cm" svg:viewBox="0 0 0 0" draw:points="0,0">
          <text:p/>
        </draw:polygon>
        <draw:frame draw:style-name="gr7" draw:text-style-name="P7" draw:layer="layout" svg:width="0.634cm" svg:height="0.712cm" svg:x="9.684cm" svg:y="7.551cm">
          <draw:text-box>
            <text:p text:style-name="P2"><text:span text:style-name="T2">{</text:span></text:p>
          </draw:text-box>
        </draw:frame>
        <draw:line draw:style-name="gr3" draw:text-style-name="P4" draw:layer="layout" svg:x1="17.896cm" svg:y1="7.878cm" svg:x2="18.736cm" svg:y2="7.878cm">
          <text:p/>
        </draw:line>
        <draw:polygon draw:style-name="gr4" draw:text-style-name="P5" draw:layer="layout" svg:width="0.452cm" svg:height="0.3cm" svg:x="18.714cm" svg:y="7.73cm" svg:viewBox="0 0 453 301" draw:points="453,148 0,0 0,301">
          <text:p/>
        </draw:polygon>
        <draw:polygon draw:style-name="gr8" draw:text-style-name="P6" draw:layer="layout" svg:width="3.319cm" svg:height="1.016cm" svg:x="11.839cm" svg:y="7.367cm" svg:viewBox="0 0 3320 1017" draw:points="1658,1017 0,1017 0,0 3320,0 3320,1017">
          <text:p/>
        </draw:polygon>
        <draw:frame draw:style-name="gr7" draw:text-style-name="P7" draw:layer="layout" svg:width="0.634cm" svg:height="0.712cm" svg:x="17.046cm" svg:y="7.554cm">
          <draw:text-box>
            <text:p text:style-name="P2"><text:span text:style-name="T2">;</text:span></text:p>
          </draw:text-box>
        </draw:frame>
        <draw:path draw:style-name="gr5" draw:text-style-name="P6" draw:layer="layout" svg:width="1.916cm" svg:height="1.27cm" svg:x="19.134cm" svg:y="7.271cm" svg:viewBox="0 0 1917 1271" svg:d="M956 0c544 0 957 275 957 635 0 361-413 636-957 636-543 0-956-275-956-636 0-360 413-635 956-635zM0 0zM1917 1271z">
          <text:p/>
        </draw:path>
        <draw:path draw:style-name="gr6" draw:text-style-name="P4" draw:layer="layout" svg:width="1.912cm" svg:height="1.27cm" svg:x="19.134cm" svg:y="7.271cm" svg:viewBox="0 0 1913 1271" svg:d="M957 0c543 0 956 275 956 635 0 361-413 636-956 636-544 0-957-275-957-636 0-360 413-635 957-635z">
          <text:p/>
        </draw:path>
        <draw:polygon draw:style-name="gr6" draw:text-style-name="P4" draw:layer="layout" svg:width="0cm" svg:height="0cm" svg:x="19.134cm" svg:y="7.271cm" svg:viewBox="0 0 0 0" draw:points="0,0">
          <text:p/>
        </draw:polygon>
        <draw:polygon draw:style-name="gr6" draw:text-style-name="P4" draw:layer="layout" svg:width="0cm" svg:height="0cm" svg:x="21.05cm" svg:y="8.541cm" svg:viewBox="0 0 0 0" draw:points="0,0">
          <text:p/>
        </draw:polygon>
        <draw:frame draw:style-name="gr7" draw:text-style-name="P7" draw:layer="layout" svg:width="2.606cm" svg:height="0.712cm" svg:x="12.196cm" svg:y="7.523cm">
          <draw:text-box>
            <text:p text:style-name="P2"><text:span text:style-name="T2">comando</text:span></text:p>
          </draw:text-box>
        </draw:frame>
        <draw:line draw:style-name="gr3" draw:text-style-name="P4" draw:layer="layout" svg:x1="21.046cm" svg:y1="7.878cm" svg:x2="21.632cm" svg:y2="7.878cm">
          <text:p/>
        </draw:line>
        <draw:polygon draw:style-name="gr4" draw:text-style-name="P5" draw:layer="layout" svg:width="0.448cm" svg:height="0.3cm" svg:x="21.614cm" svg:y="7.73cm" svg:viewBox="0 0 449 301" draw:points="449,148 0,0 0,301">
          <text:p/>
        </draw:polygon>
        <draw:line draw:style-name="gr9" draw:text-style-name="P4" draw:layer="layout" svg:x1="18.288cm" svg:y1="7.878cm" svg:x2="18.288cm" svg:y2="9.145cm">
          <text:p/>
        </draw:line>
        <draw:line draw:style-name="gr9" draw:text-style-name="P4" draw:layer="layout" svg:x1="18.288cm" svg:y1="9.145cm" svg:x2="11.176cm" svg:y2="9.145cm">
          <text:p/>
        </draw:line>
        <draw:line draw:style-name="gr3" draw:text-style-name="P4" draw:layer="layout" svg:x1="11.176cm" svg:y1="9.145cm" svg:x2="11.176cm" svg:y2="8.308cm">
          <text:p/>
        </draw:line>
        <draw:polygon draw:style-name="gr4" draw:text-style-name="P5" draw:layer="layout" svg:width="0.303cm" svg:height="0.448cm" svg:x="11.024cm" svg:y="7.878cm" svg:viewBox="0 0 304 449" draw:points="153,0 0,449 304,449">
          <text:p/>
        </draw:polygon>
        <draw:polygon draw:style-name="gr8" draw:text-style-name="P6" draw:layer="layout" svg:width="4.064cm" svg:height="1.778cm" svg:x="1.016cm" svg:y="1.017cm" svg:viewBox="0 0 4065 1779" draw:points="2033,1779 0,1779 0,0 4065,0 4065,1779">
          <text:p/>
        </draw:polygon>
        <draw:frame draw:style-name="gr7" draw:text-style-name="P7" draw:layer="layout" svg:width="0.634cm" svg:height="0.712cm" svg:x="19.985cm" svg:y="7.551cm">
          <draw:text-box>
            <text:p text:style-name="P2"><text:span text:style-name="T2">{</text:span></text:p>
          </draw:text-box>
        </draw:frame>
        <draw:frame draw:style-name="gr7" draw:text-style-name="P7" draw:layer="layout" svg:width="3.74cm" svg:height="0.712cm" svg:x="1.178cm" svg:y="1.554cm">
          <draw:text-box>
            <text:p text:style-name="P2"><text:span text:style-name="T2">C</text:span><text:span text:style-name="T2">O</text:span><text:span text:style-name="T2">M</text:span><text:span text:style-name="T2">A</text:span><text:span text:style-name="T2">N</text:span><text:span text:style-name="T2">D</text:span><text:span text:style-name="T2">O</text:span><text:span text:style-name="T2">S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3" draw:layer="layout" svg:width="0.493cm" svg:height="0.547cm" svg:x="1.401cm" svg:y="14.346cm">
          <draw:text-box>
            <text:p text:style-name="P2"><text:span text:style-name="T1"><text:s/></text:span></text:p>
          </draw:text-box>
        </draw:frame>
        <draw:line draw:style-name="gr3" draw:text-style-name="P4" draw:layer="layout" svg:x1="6.399cm" svg:y1="8.319cm" svg:x2="11.557cm" svg:y2="8.319cm">
          <text:p/>
        </draw:line>
        <draw:polygon draw:style-name="gr4" draw:text-style-name="P5" draw:layer="layout" svg:width="0.448cm" svg:height="0.3cm" svg:x="11.539cm" svg:y="8.171cm" svg:viewBox="0 0 449 301" draw:points="449,149 0,0 0,301">
          <text:p/>
        </draw:polygon>
        <draw:line draw:style-name="gr9" draw:text-style-name="P4" draw:layer="layout" svg:x1="8.685cm" svg:y1="4.128cm" svg:x2="8.685cm" svg:y2="11.127cm">
          <text:p/>
        </draw:line>
        <draw:polygon draw:style-name="gr8" draw:text-style-name="P6" draw:layer="layout" svg:width="3.048cm" svg:height="1.016cm" svg:x="11.987cm" svg:y="7.811cm" svg:viewBox="0 0 3049 1017" draw:points="1524,1017 0,1017 0,0 3049,0 3049,1017">
          <text:p/>
        </draw:polygon>
        <draw:frame draw:style-name="gr2" draw:text-style-name="P3" draw:layer="layout" svg:width="0.493cm" svg:height="0.547cm" svg:x="13.952cm" svg:y="14.346cm">
          <draw:text-box>
            <text:p text:style-name="P2"><text:span text:style-name="T1"><text:s/></text:span></text:p>
          </draw:text-box>
        </draw:frame>
        <draw:line draw:style-name="gr3" draw:text-style-name="P4" draw:layer="layout" svg:x1="8.685cm" svg:y1="5.525cm" svg:x2="11.557cm" svg:y2="5.525cm">
          <text:p/>
        </draw:line>
        <draw:polygon draw:style-name="gr4" draw:text-style-name="P5" draw:layer="layout" svg:width="0.448cm" svg:height="0.3cm" svg:x="11.539cm" svg:y="5.377cm" svg:viewBox="0 0 449 301" draw:points="449,148 0,0 0,301">
          <text:p/>
        </draw:polygon>
        <draw:polygon draw:style-name="gr8" draw:text-style-name="P6" draw:layer="layout" svg:width="3.048cm" svg:height="1.016cm" svg:x="11.987cm" svg:y="5.013cm" svg:viewBox="0 0 3049 1017" draw:points="1524,1017 0,1017 0,0 3049,0 3049,1017">
          <text:p/>
        </draw:polygon>
        <draw:frame draw:style-name="gr7" draw:text-style-name="P7" draw:layer="layout" svg:width="1.441cm" svg:height="0.712cm" svg:x="12.792cm" svg:y="7.967cm">
          <draw:text-box>
            <text:p text:style-name="P2"><text:span text:style-name="T2">w</text:span><text:span text:style-name="T2">h</text:span><text:span text:style-name="T2">il</text:span><text:span text:style-name="T2">e</text:span></text:p>
          </draw:text-box>
        </draw:frame>
        <draw:line draw:style-name="gr3" draw:text-style-name="P4" draw:layer="layout" svg:x1="8.685cm" svg:y1="4.128cm" svg:x2="11.557cm" svg:y2="4.128cm">
          <text:p/>
        </draw:line>
        <draw:polygon draw:style-name="gr4" draw:text-style-name="P5" draw:layer="layout" svg:width="0.448cm" svg:height="0.3cm" svg:x="11.539cm" svg:y="3.976cm" svg:viewBox="0 0 449 301" draw:points="449,153 0,0 0,301">
          <text:p/>
        </draw:polygon>
        <draw:polygon draw:style-name="gr8" draw:text-style-name="P6" draw:layer="layout" svg:width="3.048cm" svg:height="1.016cm" svg:x="11.987cm" svg:y="3.613cm" svg:viewBox="0 0 3049 1017" draw:points="1524,1017 0,1017 0,0 3049,0 3049,1017">
          <text:p/>
        </draw:polygon>
        <draw:frame draw:style-name="gr7" draw:text-style-name="P7" draw:layer="layout" svg:width="0.634cm" svg:height="0.712cm" svg:x="13.353cm" svg:y="5.166cm">
          <draw:text-box>
            <text:p text:style-name="P2"><text:span text:style-name="T2">if</text:span></text:p>
          </draw:text-box>
        </draw:frame>
        <draw:line draw:style-name="gr3" draw:text-style-name="P4" draw:layer="layout" svg:x1="8.685cm" svg:y1="6.926cm" svg:x2="11.557cm" svg:y2="6.926cm">
          <text:p/>
        </draw:line>
        <draw:polygon draw:style-name="gr4" draw:text-style-name="P5" draw:layer="layout" svg:width="0.448cm" svg:height="0.3cm" svg:x="11.539cm" svg:y="6.777cm" svg:viewBox="0 0 449 301" draw:points="449,149 0,0 0,301">
          <text:p/>
        </draw:polygon>
        <draw:polygon draw:style-name="gr8" draw:text-style-name="P6" draw:layer="layout" svg:width="3.048cm" svg:height="1.016cm" svg:x="11.987cm" svg:y="6.414cm" svg:viewBox="0 0 3049 1017" draw:points="1524,1017 0,1017 0,0 3049,0 3049,1017">
          <text:p/>
        </draw:polygon>
        <draw:frame draw:style-name="gr7" draw:text-style-name="P7" draw:layer="layout" svg:width="1.518cm" svg:height="0.712cm" svg:x="12.753cm" svg:y="3.769cm">
          <draw:text-box>
            <text:p text:style-name="P2"><text:span text:style-name="T2">s</text:span><text:span text:style-name="T2">c</text:span><text:span text:style-name="T2">a</text:span><text:span text:style-name="T2">n</text:span><text:span text:style-name="T2">f</text:span></text:p>
          </draw:text-box>
        </draw:frame>
        <draw:line draw:style-name="gr3" draw:text-style-name="P4" draw:layer="layout" svg:x1="8.685cm" svg:y1="9.727cm" svg:x2="11.557cm" svg:y2="9.727cm">
          <text:p/>
        </draw:line>
        <draw:polygon draw:style-name="gr4" draw:text-style-name="P5" draw:layer="layout" svg:width="0.448cm" svg:height="0.3cm" svg:x="11.539cm" svg:y="9.575cm" svg:viewBox="0 0 449 301" draw:points="449,153 0,0 0,301">
          <text:p/>
        </draw:polygon>
        <draw:polygon draw:style-name="gr8" draw:text-style-name="P6" draw:layer="layout" svg:width="3.048cm" svg:height="1.016cm" svg:x="11.987cm" svg:y="9.212cm" svg:viewBox="0 0 3049 1017" draw:points="1524,1017 0,1017 0,0 3049,0 3049,1017">
          <text:p/>
        </draw:polygon>
        <draw:frame draw:style-name="gr7" draw:text-style-name="P7" draw:layer="layout" svg:width="2.923cm" svg:height="0.712cm" svg:x="12.051cm" svg:y="6.567cm">
          <draw:text-box>
            <text:p text:style-name="P2"><text:span text:style-name="T2">c</text:span><text:span text:style-name="T2">o</text:span><text:span text:style-name="T2">m</text:span><text:span text:style-name="T2">a</text:span><text:span text:style-name="T2">n</text:span><text:span text:style-name="T2">d</text:span><text:span text:style-name="T2">o</text:span><text:span text:style-name="T2">s</text:span></text:p>
          </draw:text-box>
        </draw:frame>
        <draw:line draw:style-name="gr3" draw:text-style-name="P4" draw:layer="layout" svg:x1="8.685cm" svg:y1="11.127cm" svg:x2="11.557cm" svg:y2="11.127cm">
          <text:p/>
        </draw:line>
        <draw:polygon draw:style-name="gr4" draw:text-style-name="P5" draw:layer="layout" svg:width="0.448cm" svg:height="0.3cm" svg:x="11.539cm" svg:y="10.975cm" svg:viewBox="0 0 449 301" draw:points="449,152 0,0 0,301">
          <text:p/>
        </draw:polygon>
        <draw:polygon draw:style-name="gr8" draw:text-style-name="P6" draw:layer="layout" svg:width="3.048cm" svg:height="1.016cm" svg:x="11.987cm" svg:y="10.612cm" svg:viewBox="0 0 3049 1017" draw:points="1524,1017 0,1017 0,0 3049,0 3049,1017">
          <text:p/>
        </draw:polygon>
        <draw:frame draw:style-name="gr7" draw:text-style-name="P7" draw:layer="layout" svg:width="2.745cm" svg:height="0.712cm" svg:x="12.139cm" svg:y="9.368cm">
          <draw:text-box>
            <text:p text:style-name="P2"><text:span text:style-name="T2">a</text:span><text:span text:style-name="T2">tr</text:span><text:span text:style-name="T2">i</text:span><text:span text:style-name="T2">b</text:span><text:span text:style-name="T2">u</text:span><text:span text:style-name="T2">i</text:span><text:span text:style-name="T2">c</text:span><text:span text:style-name="T2">a</text:span><text:span text:style-name="T2">o</text:span></text:p>
          </draw:text-box>
        </draw:frame>
        <draw:line draw:style-name="gr9" draw:text-style-name="P4" draw:layer="layout" svg:x1="15.035cm" svg:y1="4.103cm" svg:x2="17.575cm" svg:y2="4.103cm">
          <text:p/>
        </draw:line>
        <draw:line draw:style-name="gr9" draw:text-style-name="P4" draw:layer="layout" svg:x1="15.035cm" svg:y1="5.504cm" svg:x2="17.575cm" svg:y2="5.504cm">
          <text:p/>
        </draw:line>
        <draw:line draw:style-name="gr9" draw:text-style-name="P4" draw:layer="layout" svg:x1="15.035cm" svg:y1="7.003cm" svg:x2="17.575cm" svg:y2="7.003cm">
          <text:p/>
        </draw:line>
        <draw:line draw:style-name="gr9" draw:text-style-name="P4" draw:layer="layout" svg:x1="15.035cm" svg:y1="8.301cm" svg:x2="17.575cm" svg:y2="8.301cm">
          <text:p/>
        </draw:line>
        <draw:line draw:style-name="gr9" draw:text-style-name="P4" draw:layer="layout" svg:x1="15.035cm" svg:y1="9.702cm" svg:x2="17.575cm" svg:y2="9.702cm">
          <text:p/>
        </draw:line>
        <draw:line draw:style-name="gr9" draw:text-style-name="P4" draw:layer="layout" svg:x1="15.035cm" svg:y1="11.102cm" svg:x2="17.575cm" svg:y2="11.102cm">
          <text:p/>
        </draw:line>
        <draw:line draw:style-name="gr9" draw:text-style-name="P4" draw:layer="layout" svg:x1="15.035cm" svg:y1="4.103cm" svg:x2="17.575cm" svg:y2="4.103cm">
          <text:p/>
        </draw:line>
        <draw:line draw:style-name="gr9" draw:text-style-name="P4" draw:layer="layout" svg:x1="17.585cm" svg:y1="4.128cm" svg:x2="17.585cm" svg:y2="11.127cm">
          <text:p/>
        </draw:line>
        <draw:line draw:style-name="gr3" draw:text-style-name="P4" draw:layer="layout" svg:x1="17.585cm" svg:y1="8.326cm" svg:x2="20.457cm" svg:y2="8.326cm">
          <text:p/>
        </draw:line>
        <draw:polygon draw:style-name="gr4" draw:text-style-name="P5" draw:layer="layout" svg:width="0.451cm" svg:height="0.3cm" svg:x="20.436cm" svg:y="8.178cm" svg:viewBox="0 0 452 301" draw:points="452,149 0,0 0,301">
          <text:p/>
        </draw:polygon>
        <draw:polygon draw:style-name="gr8" draw:text-style-name="P6" draw:layer="layout" svg:width="4.064cm" svg:height="1.778cm" svg:x="1.016cm" svg:y="1.017cm" svg:viewBox="0 0 4065 1779" draw:points="2033,1779 0,1779 0,0 4065,0 4065,1779">
          <text:p/>
        </draw:polygon>
        <draw:frame draw:style-name="gr7" draw:text-style-name="P7" draw:layer="layout" svg:width="1.412cm" svg:height="0.712cm" svg:x="12.806cm" svg:y="10.768cm">
          <draw:text-box>
            <text:p text:style-name="P2"><text:span text:style-name="T2">p</text:span><text:span text:style-name="T2">ri</text:span><text:span text:style-name="T2">n</text:span><text:span text:style-name="T2">tf</text:span></text:p>
          </draw:text-box>
        </draw:frame>
        <draw:frame draw:style-name="gr7" draw:text-style-name="P7" draw:layer="layout" svg:width="3.317cm" svg:height="0.712cm" svg:x="1.39cm" svg:y="1.554cm">
          <draw:text-box>
            <text:p text:style-name="P2"><text:span text:style-name="T2">C</text:span><text:span text:style-name="T2">O</text:span><text:span text:style-name="T2">M</text:span><text:span text:style-name="T2">A</text:span><text:span text:style-name="T2">N</text:span><text:span text:style-name="T2">D</text:span><text:span text:style-name="T2">O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3" draw:layer="layout" svg:width="0.493cm" svg:height="0.547cm" svg:x="1.401cm" svg:y="14.346cm">
          <draw:text-box>
            <text:p text:style-name="P2"><text:span text:style-name="T1"><text:s/></text:span></text:p>
          </draw:text-box>
        </draw:frame>
        <draw:line draw:style-name="gr3" draw:text-style-name="P4" draw:layer="layout" svg:x1="0cm" svg:y1="7.875cm" svg:x2="0.839cm" svg:y2="7.875cm">
          <text:p/>
        </draw:line>
        <draw:polygon draw:style-name="gr4" draw:text-style-name="P5" draw:layer="layout" svg:width="0.452cm" svg:height="0.303cm" svg:x="0.818cm" svg:y="7.723cm" svg:viewBox="0 0 453 304" draw:points="453,153 0,0 0,304">
          <text:p/>
        </draw:polygon>
        <draw:path draw:style-name="gr5" draw:text-style-name="P6" draw:layer="layout" svg:width="1.524cm" svg:height="1.27cm" svg:x="1.27cm" svg:y="7.268cm" svg:viewBox="0 0 1525 1271" svg:d="M762 0c431 0 763 275 763 635 0 361-332 636-763 636-434 0-762-275-762-636 0-360 328-635 762-635zM0 0zM1525 1271z">
          <text:p/>
        </draw:path>
        <draw:path draw:style-name="gr6" draw:text-style-name="P4" draw:layer="layout" svg:width="1.524cm" svg:height="1.27cm" svg:x="1.27cm" svg:y="7.268cm" svg:viewBox="0 0 1525 1271" svg:d="M762 0c431 0 763 275 763 635 0 361-332 636-763 636-434 0-762-275-762-636 0-360 328-635 762-635z">
          <text:p/>
        </draw:path>
        <draw:polygon draw:style-name="gr6" draw:text-style-name="P4" draw:layer="layout" svg:width="0cm" svg:height="0cm" svg:x="1.27cm" svg:y="7.268cm" svg:viewBox="0 0 0 0" draw:points="0,0">
          <text:p/>
        </draw:polygon>
        <draw:polygon draw:style-name="gr6" draw:text-style-name="P4" draw:layer="layout" svg:width="0cm" svg:height="0cm" svg:x="2.794cm" svg:y="8.538cm" svg:viewBox="0 0 0 0" draw:points="0,0">
          <text:p/>
        </draw:polygon>
        <draw:frame draw:style-name="gr2" draw:text-style-name="P3" draw:layer="layout" svg:width="0.493cm" svg:height="0.547cm" svg:x="13.952cm" svg:y="14.346cm">
          <draw:text-box>
            <text:p text:style-name="P2"><text:span text:style-name="T1"><text:s/></text:span></text:p>
          </draw:text-box>
        </draw:frame>
        <draw:line draw:style-name="gr3" draw:text-style-name="P4" draw:layer="layout" svg:x1="2.794cm" svg:y1="7.875cm" svg:x2="3.633cm" svg:y2="7.875cm">
          <text:p/>
        </draw:line>
        <draw:polygon draw:style-name="gr4" draw:text-style-name="P5" draw:layer="layout" svg:width="0.452cm" svg:height="0.303cm" svg:x="3.612cm" svg:y="7.723cm" svg:viewBox="0 0 453 304" draw:points="453,153 0,0 0,304">
          <text:p/>
        </draw:polygon>
        <draw:path draw:style-name="gr5" draw:text-style-name="P6" draw:layer="layout" svg:width="1.524cm" svg:height="1.27cm" svg:x="3.972cm" svg:y="7.268cm" svg:viewBox="0 0 1525 1271" svg:d="M758 0c434 0 763 275 763 635 0 361-329 636-763 636-430 0-758-275-758-636 0-360 328-635 758-635zM0 0zM1525 1271z">
          <text:p/>
        </draw:path>
        <draw:path draw:style-name="gr6" draw:text-style-name="P4" draw:layer="layout" svg:width="1.52cm" svg:height="1.27cm" svg:x="3.972cm" svg:y="7.268cm" svg:viewBox="0 0 1521 1271" svg:d="M758 0c434 0 763 275 763 635 0 361-329 636-763 636-430 0-758-275-758-636 0-360 328-635 758-635z">
          <text:p/>
        </draw:path>
        <draw:polygon draw:style-name="gr6" draw:text-style-name="P4" draw:layer="layout" svg:width="0cm" svg:height="0cm" svg:x="3.972cm" svg:y="7.268cm" svg:viewBox="0 0 0 0" draw:points="0,0">
          <text:p/>
        </draw:polygon>
        <draw:polygon draw:style-name="gr6" draw:text-style-name="P4" draw:layer="layout" svg:width="0cm" svg:height="0cm" svg:x="5.496cm" svg:y="8.538cm" svg:viewBox="0 0 0 0" draw:points="0,0">
          <text:p/>
        </draw:polygon>
        <draw:frame draw:style-name="gr7" draw:text-style-name="P7" draw:layer="layout" svg:width="0.634cm" svg:height="0.712cm" svg:x="1.873cm" svg:y="7.547cm">
          <draw:text-box>
            <text:p text:style-name="P2"><text:span text:style-name="T2">if</text:span></text:p>
          </draw:text-box>
        </draw:frame>
        <draw:line draw:style-name="gr3" draw:text-style-name="P4" draw:layer="layout" svg:x1="5.496cm" svg:y1="7.875cm" svg:x2="6.335cm" svg:y2="7.875cm">
          <text:p/>
        </draw:line>
        <draw:polygon draw:style-name="gr4" draw:text-style-name="P5" draw:layer="layout" svg:width="0.452cm" svg:height="0.3cm" svg:x="6.314cm" svg:y="7.726cm" svg:viewBox="0 0 453 301" draw:points="453,149 0,0 0,301">
          <text:p/>
        </draw:polygon>
        <draw:polygon draw:style-name="gr8" draw:text-style-name="P6" draw:layer="layout" svg:width="2.794cm" svg:height="1.016cm" svg:x="6.759cm" svg:y="7.367cm" svg:viewBox="0 0 2795 1017" draw:points="1398,1017 0,1017 0,0 2795,0 2795,1017">
          <text:p/>
        </draw:polygon>
        <draw:frame draw:style-name="gr7" draw:text-style-name="P7" draw:layer="layout" svg:width="0.634cm" svg:height="0.712cm" svg:x="4.628cm" svg:y="7.551cm">
          <draw:text-box>
            <text:p text:style-name="P2"><text:span text:style-name="T2">(</text:span></text:p>
          </draw:text-box>
        </draw:frame>
        <draw:line draw:style-name="gr3" draw:text-style-name="P4" draw:layer="layout" svg:x1="9.595cm" svg:y1="7.875cm" svg:x2="10.435cm" svg:y2="7.875cm">
          <text:p/>
        </draw:line>
        <draw:polygon draw:style-name="gr4" draw:text-style-name="P5" draw:layer="layout" svg:width="0.451cm" svg:height="0.3cm" svg:x="10.414cm" svg:y="7.726cm" svg:viewBox="0 0 452 301" draw:points="452,149 0,0 0,301">
          <text:p/>
        </draw:polygon>
        <draw:path draw:style-name="gr5" draw:text-style-name="P6" draw:layer="layout" svg:width="1.527cm" svg:height="1.273cm" svg:x="10.77cm" svg:y="7.268cm" svg:viewBox="0 0 1528 1274" svg:d="M763 0c434 0 762 275 762 635s-328 636-762 636c-432 0-763-276-763-636s331-635 763-635zM0 0zM1528 1274z">
          <text:p/>
        </draw:path>
        <draw:path draw:style-name="gr6" draw:text-style-name="P4" draw:layer="layout" svg:width="1.524cm" svg:height="1.27cm" svg:x="10.77cm" svg:y="7.268cm" svg:viewBox="0 0 1525 1271" svg:d="M763 0c434 0 762 275 762 635 0 361-328 636-762 636-432 0-763-275-763-636 0-360 331-635 763-635z">
          <text:p/>
        </draw:path>
        <draw:polygon draw:style-name="gr6" draw:text-style-name="P4" draw:layer="layout" svg:width="0cm" svg:height="0cm" svg:x="10.77cm" svg:y="7.268cm" svg:viewBox="0 0 0 0" draw:points="0,0">
          <text:p/>
        </draw:polygon>
        <draw:polygon draw:style-name="gr6" draw:text-style-name="P4" draw:layer="layout" svg:width="0cm" svg:height="0cm" svg:x="12.297cm" svg:y="8.541cm" svg:viewBox="0 0 0 0" draw:points="0,0">
          <text:p/>
        </draw:polygon>
        <draw:frame draw:style-name="gr7" draw:text-style-name="P7" draw:layer="layout" svg:width="2.394cm" svg:height="0.712cm" svg:x="6.96cm" svg:y="7.523cm">
          <draw:text-box>
            <text:p text:style-name="P2"><text:span text:style-name="T2">b</text:span><text:span text:style-name="T2">o</text:span><text:span text:style-name="T2">o</text:span><text:span text:style-name="T2">l </text:span><text:span text:style-name="T2">e</text:span><text:span text:style-name="T2">x</text:span><text:span text:style-name="T2">p</text:span></text:p>
          </draw:text-box>
        </draw:frame>
        <draw:line draw:style-name="gr3" draw:text-style-name="P4" draw:layer="layout" svg:x1="2.794cm" svg:y1="7.875cm" svg:x2="3.633cm" svg:y2="7.875cm">
          <text:p/>
        </draw:line>
        <draw:polygon draw:style-name="gr4" draw:text-style-name="P5" draw:layer="layout" svg:width="0.449cm" svg:height="0.3cm" svg:x="3.615cm" svg:y="7.726cm" svg:viewBox="0 0 450 301" draw:points="450,149 0,0 0,301">
          <text:p/>
        </draw:polygon>
        <draw:path draw:style-name="gr5" draw:text-style-name="P6" draw:layer="layout" svg:width="1.524cm" svg:height="1.273cm" svg:x="3.972cm" svg:y="7.268cm" svg:viewBox="0 0 1525 1274" svg:d="M762 0c430 0 763 275 763 635s-333 636-763 636c-434 0-762-276-762-636s328-635 762-635zM0 0zM1525 1274z">
          <text:p/>
        </draw:path>
        <draw:path draw:style-name="gr6" draw:text-style-name="P4" draw:layer="layout" svg:width="1.524cm" svg:height="1.27cm" svg:x="3.972cm" svg:y="7.268cm" svg:viewBox="0 0 1525 1271" svg:d="M762 0c430 0 763 275 763 635 0 361-333 636-763 636-434 0-762-275-762-636 0-360 328-635 762-635z">
          <text:p/>
        </draw:path>
        <draw:polygon draw:style-name="gr6" draw:text-style-name="P4" draw:layer="layout" svg:width="0cm" svg:height="0cm" svg:x="3.972cm" svg:y="7.268cm" svg:viewBox="0 0 0 0" draw:points="0,0">
          <text:p/>
        </draw:polygon>
        <draw:polygon draw:style-name="gr6" draw:text-style-name="P4" draw:layer="layout" svg:width="0cm" svg:height="0cm" svg:x="5.496cm" svg:y="8.541cm" svg:viewBox="0 0 0 0" draw:points="0,0">
          <text:p/>
        </draw:polygon>
        <draw:frame draw:style-name="gr7" draw:text-style-name="P7" draw:layer="layout" svg:width="0.634cm" svg:height="0.712cm" svg:x="11.426cm" svg:y="7.551cm">
          <draw:text-box>
            <text:p text:style-name="P2"><text:span text:style-name="T2">)</text:span></text:p>
          </draw:text-box>
        </draw:frame>
        <draw:line draw:style-name="gr3" draw:text-style-name="P4" draw:layer="layout" svg:x1="12.294cm" svg:y1="7.875cm" svg:x2="13.133cm" svg:y2="7.875cm">
          <text:p/>
        </draw:line>
        <draw:polygon draw:style-name="gr4" draw:text-style-name="P5" draw:layer="layout" svg:width="0.448cm" svg:height="0.3cm" svg:x="13.116cm" svg:y="7.726cm" svg:viewBox="0 0 449 301" draw:points="449,149 0,0 0,301">
          <text:p/>
        </draw:polygon>
        <draw:polygon draw:style-name="gr8" draw:text-style-name="P6" draw:layer="layout" svg:width="3.302cm" svg:height="1.016cm" svg:x="13.462cm" svg:y="7.367cm" svg:viewBox="0 0 3303 1017" draw:points="1652,1017 0,1017 0,0 3303,0 3303,1017">
          <text:p/>
        </draw:polygon>
        <draw:frame draw:style-name="gr7" draw:text-style-name="P7" draw:layer="layout" svg:width="0.634cm" svg:height="0.712cm" svg:x="4.628cm" svg:y="7.551cm">
          <draw:text-box>
            <text:p text:style-name="P2"><text:span text:style-name="T2">(</text:span></text:p>
          </draw:text-box>
        </draw:frame>
        <draw:line draw:style-name="gr3" draw:text-style-name="P4" draw:layer="layout" svg:x1="16.764cm" svg:y1="7.875cm" svg:x2="27.509cm" svg:y2="7.875cm">
          <text:p/>
        </draw:line>
        <draw:polygon draw:style-name="gr4" draw:text-style-name="P5" draw:layer="layout" svg:width="0.452cm" svg:height="0.303cm" svg:x="27.488cm" svg:y="7.723cm" svg:viewBox="0 0 453 304" draw:points="453,153 0,0 0,304">
          <text:p/>
        </draw:polygon>
        <draw:line draw:style-name="gr9" draw:text-style-name="P4" draw:layer="layout" svg:x1="17.526cm" svg:y1="7.875cm" svg:x2="17.526cm" svg:y2="10.161cm">
          <text:p/>
        </draw:line>
        <draw:line draw:style-name="gr3" draw:text-style-name="P4" draw:layer="layout" svg:x1="17.526cm" svg:y1="10.161cm" svg:x2="18.365cm" svg:y2="10.161cm">
          <text:p/>
        </draw:line>
        <draw:polygon draw:style-name="gr4" draw:text-style-name="P5" draw:layer="layout" svg:width="0.452cm" svg:height="0.303cm" svg:x="18.344cm" svg:y="10.009cm" svg:viewBox="0 0 453 304" draw:points="453,153 0,0 0,304">
          <text:p/>
        </draw:polygon>
        <draw:line draw:style-name="gr3" draw:text-style-name="P4" draw:layer="layout" svg:x1="17.526cm" svg:y1="10.161cm" svg:x2="18.365cm" svg:y2="10.161cm">
          <text:p/>
        </draw:line>
        <draw:polygon draw:style-name="gr4" draw:text-style-name="P5" draw:layer="layout" svg:width="0.452cm" svg:height="0.3cm" svg:x="18.344cm" svg:y="10.009cm" svg:viewBox="0 0 453 301" draw:points="453,153 0,0 0,301">
          <text:p/>
        </draw:polygon>
        <draw:path draw:style-name="gr5" draw:text-style-name="P6" draw:layer="layout" svg:width="1.524cm" svg:height="1.27cm" svg:x="18.704cm" svg:y="9.554cm" svg:viewBox="0 0 1525 1271" svg:d="M759 0c434 0 762 275 762 635s-328 636-762 636c-431 0-759-276-759-636s328-635 759-635zM0 0zM1525 1271z">
          <text:p/>
        </draw:path>
        <draw:path draw:style-name="gr6" draw:text-style-name="P4" draw:layer="layout" svg:width="1.52cm" svg:height="1.27cm" svg:x="18.704cm" svg:y="9.554cm" svg:viewBox="0 0 1521 1271" svg:d="M759 0c434 0 762 275 762 635s-328 636-762 636c-430 0-759-276-759-636s329-635 759-635z">
          <text:p/>
        </draw:path>
        <draw:polygon draw:style-name="gr6" draw:text-style-name="P4" draw:layer="layout" svg:width="0cm" svg:height="0cm" svg:x="18.704cm" svg:y="9.554cm" svg:viewBox="0 0 0 0" draw:points="0,0">
          <text:p/>
        </draw:polygon>
        <draw:polygon draw:style-name="gr6" draw:text-style-name="P4" draw:layer="layout" svg:width="0cm" svg:height="0cm" svg:x="20.228cm" svg:y="10.824cm" svg:viewBox="0 0 0 0" draw:points="0,0">
          <text:p/>
        </draw:polygon>
        <draw:frame draw:style-name="gr7" draw:text-style-name="P7" draw:layer="layout" svg:width="2.923cm" svg:height="0.712cm" svg:x="13.653cm" svg:y="7.523cm">
          <draw:text-box>
            <text:p text:style-name="P2"><text:span text:style-name="T2">c</text:span><text:span text:style-name="T2">o</text:span><text:span text:style-name="T2">m</text:span><text:span text:style-name="T2">a</text:span><text:span text:style-name="T2">n</text:span><text:span text:style-name="T2">d</text:span><text:span text:style-name="T2">o</text:span><text:span text:style-name="T2">s</text:span></text:p>
          </draw:text-box>
        </draw:frame>
        <draw:line draw:style-name="gr3" draw:text-style-name="P4" draw:layer="layout" svg:x1="20.224cm" svg:y1="10.161cm" svg:x2="21.064cm" svg:y2="10.161cm">
          <text:p/>
        </draw:line>
        <draw:polygon draw:style-name="gr4" draw:text-style-name="P5" draw:layer="layout" svg:width="0.448cm" svg:height="0.3cm" svg:x="21.046cm" svg:y="10.009cm" svg:viewBox="0 0 449 301" draw:points="449,153 0,0 0,301">
          <text:p/>
        </draw:polygon>
        <draw:polygon draw:style-name="gr8" draw:text-style-name="P6" draw:layer="layout" svg:width="3.302cm" svg:height="1.016cm" svg:x="21.392cm" svg:y="9.649cm" svg:viewBox="0 0 3303 1017" draw:points="1652,1017 0,1017 0,0 3303,0 3303,1017">
          <text:p/>
        </draw:polygon>
        <draw:frame draw:style-name="gr7" draw:text-style-name="P7" draw:layer="layout" svg:width="1.162cm" svg:height="0.712cm" svg:x="18.884cm" svg:y="9.833cm">
          <draw:text-box>
            <text:p text:style-name="P2"><text:span text:style-name="T2">e</text:span><text:span text:style-name="T2">l</text:span><text:span text:style-name="T2">s</text:span><text:span text:style-name="T2">e</text:span></text:p>
          </draw:text-box>
        </draw:frame>
        <draw:line draw:style-name="gr9" draw:text-style-name="P4" draw:layer="layout" svg:x1="24.694cm" svg:y1="10.161cm" svg:x2="25.146cm" svg:y2="10.161cm">
          <text:p/>
        </draw:line>
        <draw:line draw:style-name="gr3" draw:text-style-name="P4" draw:layer="layout" svg:x1="25.146cm" svg:y1="10.161cm" svg:x2="25.146cm" svg:y2="8.305cm">
          <text:p/>
        </draw:line>
        <draw:polygon draw:style-name="gr4" draw:text-style-name="P5" draw:layer="layout" svg:width="0.303cm" svg:height="0.451cm" svg:x="24.994cm" svg:y="7.875cm" svg:viewBox="0 0 304 452" draw:points="153,0 0,452 304,452">
          <text:p/>
        </draw:polygon>
        <draw:polygon draw:style-name="gr8" draw:text-style-name="P6" draw:layer="layout" svg:width="2.794cm" svg:height="1.016cm" svg:x="6.759cm" svg:y="7.367cm" svg:viewBox="0 0 2795 1017" draw:points="1398,1017 0,1017 0,0 2795,0 2795,1017">
          <text:p/>
        </draw:polygon>
        <draw:frame draw:style-name="gr7" draw:text-style-name="P7" draw:layer="layout" svg:width="2.923cm" svg:height="0.712cm" svg:x="21.583cm" svg:y="9.805cm">
          <draw:text-box>
            <text:p text:style-name="P2"><text:span text:style-name="T2">c</text:span><text:span text:style-name="T2">o</text:span><text:span text:style-name="T2">m</text:span><text:span text:style-name="T2">a</text:span><text:span text:style-name="T2">n</text:span><text:span text:style-name="T2">d</text:span><text:span text:style-name="T2">o</text:span><text:span text:style-name="T2">s</text:span></text:p>
          </draw:text-box>
        </draw:frame>
        <draw:polygon draw:style-name="gr8" draw:text-style-name="P6" draw:layer="layout" svg:width="4.064cm" svg:height="1.778cm" svg:x="1.016cm" svg:y="1.017cm" svg:viewBox="0 0 4065 1779" draw:points="2033,1779 0,1779 0,0 4065,0 4065,1779">
          <text:p/>
        </draw:polygon>
        <draw:frame draw:style-name="gr7" draw:text-style-name="P7" draw:layer="layout" svg:width="2.394cm" svg:height="0.712cm" svg:x="6.96cm" svg:y="7.523cm">
          <draw:text-box>
            <text:p text:style-name="P2"><text:span text:style-name="T2">b</text:span><text:span text:style-name="T2">o</text:span><text:span text:style-name="T2">o</text:span><text:span text:style-name="T2">l </text:span><text:span text:style-name="T2">e</text:span><text:span text:style-name="T2">x</text:span><text:span text:style-name="T2">p</text:span></text:p>
          </draw:text-box>
        </draw:frame>
        <draw:frame draw:style-name="gr7" draw:text-style-name="P7" draw:layer="layout" svg:width="0.634cm" svg:height="0.712cm" svg:x="2.766cm" svg:y="1.554cm">
          <draw:text-box>
            <text:p text:style-name="P2"><text:span text:style-name="T2">I</text:span><text:span text:style-name="T2">F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3" draw:layer="layout" svg:width="0.493cm" svg:height="0.547cm" svg:x="1.401cm" svg:y="14.346cm">
          <draw:text-box>
            <text:p text:style-name="P2"><text:span text:style-name="T1"><text:s/></text:span></text:p>
          </draw:text-box>
        </draw:frame>
        <draw:line draw:style-name="gr3" draw:text-style-name="P4" draw:layer="layout" svg:x1="4.201cm" svg:y1="7.875cm" svg:x2="5.041cm" svg:y2="7.875cm">
          <text:p/>
        </draw:line>
        <draw:polygon draw:style-name="gr4" draw:text-style-name="P5" draw:layer="layout" svg:width="0.451cm" svg:height="0.3cm" svg:x="5.02cm" svg:y="7.726cm" svg:viewBox="0 0 452 301" draw:points="452,149 0,0 0,301">
          <text:p/>
        </draw:polygon>
        <draw:path draw:style-name="gr5" draw:text-style-name="P6" draw:layer="layout" svg:width="1.778cm" svg:height="1.27cm" svg:x="5.471cm" svg:y="7.268cm" svg:viewBox="0 0 1779 1271" svg:d="M890 0c501 0 889 275 889 635 0 361-388 636-889 636-505 0-890-275-890-636 0-360 385-635 890-635zM0 0zM1779 1271z">
          <text:p/>
        </draw:path>
        <draw:path draw:style-name="gr6" draw:text-style-name="P4" draw:layer="layout" svg:width="1.778cm" svg:height="1.27cm" svg:x="5.471cm" svg:y="7.268cm" svg:viewBox="0 0 1779 1271" svg:d="M890 0c501 0 889 275 889 635 0 361-388 636-889 636-505 0-890-275-890-636 0-360 385-635 890-635z">
          <text:p/>
        </draw:path>
        <draw:polygon draw:style-name="gr6" draw:text-style-name="P4" draw:layer="layout" svg:width="0cm" svg:height="0cm" svg:x="5.471cm" svg:y="7.268cm" svg:viewBox="0 0 0 0" draw:points="0,0">
          <text:p/>
        </draw:polygon>
        <draw:polygon draw:style-name="gr6" draw:text-style-name="P4" draw:layer="layout" svg:width="0cm" svg:height="0cm" svg:x="7.249cm" svg:y="8.538cm" svg:viewBox="0 0 0 0" draw:points="0,0">
          <text:p/>
        </draw:polygon>
        <draw:frame draw:style-name="gr2" draw:text-style-name="P3" draw:layer="layout" svg:width="0.493cm" svg:height="0.547cm" svg:x="13.952cm" svg:y="14.346cm">
          <draw:text-box>
            <text:p text:style-name="P2"><text:span text:style-name="T1"><text:s/></text:span></text:p>
          </draw:text-box>
        </draw:frame>
        <draw:line draw:style-name="gr3" draw:text-style-name="P4" draw:layer="layout" svg:x1="7.249cm" svg:y1="7.875cm" svg:x2="7.835cm" svg:y2="7.875cm">
          <text:p/>
        </draw:line>
        <draw:polygon draw:style-name="gr4" draw:text-style-name="P5" draw:layer="layout" svg:width="0.451cm" svg:height="0.3cm" svg:x="7.814cm" svg:y="7.726cm" svg:viewBox="0 0 452 301" draw:points="452,149 0,0 0,301">
          <text:p/>
        </draw:polygon>
        <draw:path draw:style-name="gr5" draw:text-style-name="P6" draw:layer="layout" svg:width="1.524cm" svg:height="1.273cm" svg:x="8.17cm" svg:y="7.268cm" svg:viewBox="0 0 1525 1274" svg:d="M763 0c430 0 762 275 762 635s-332 636-762 636c-434 0-763-276-763-636s329-635 763-635zM0 0zM1525 1274z">
          <text:p/>
        </draw:path>
        <draw:path draw:style-name="gr6" draw:text-style-name="P4" draw:layer="layout" svg:width="1.524cm" svg:height="1.27cm" svg:x="8.17cm" svg:y="7.268cm" svg:viewBox="0 0 1525 1271" svg:d="M763 0c430 0 762 275 762 635 0 361-332 636-762 636-434 0-763-275-763-636 0-360 329-635 763-635z">
          <text:p/>
        </draw:path>
        <draw:polygon draw:style-name="gr6" draw:text-style-name="P4" draw:layer="layout" svg:width="0cm" svg:height="0cm" svg:x="8.17cm" svg:y="7.268cm" svg:viewBox="0 0 0 0" draw:points="0,0">
          <text:p/>
        </draw:polygon>
        <draw:polygon draw:style-name="gr6" draw:text-style-name="P4" draw:layer="layout" svg:width="0cm" svg:height="0cm" svg:x="9.694cm" svg:y="8.541cm" svg:viewBox="0 0 0 0" draw:points="0,0">
          <text:p/>
        </draw:polygon>
        <draw:frame draw:style-name="gr7" draw:text-style-name="P7" draw:layer="layout" svg:width="1.441cm" svg:height="0.712cm" svg:x="5.637cm" svg:y="7.551cm">
          <draw:text-box>
            <text:p text:style-name="P2"><text:span text:style-name="T2">w</text:span><text:span text:style-name="T2">h</text:span><text:span text:style-name="T2">il</text:span><text:span text:style-name="T2">e</text:span></text:p>
          </draw:text-box>
        </draw:frame>
        <draw:line draw:style-name="gr3" draw:text-style-name="P4" draw:layer="layout" svg:x1="9.694cm" svg:y1="7.878cm" svg:x2="10.533cm" svg:y2="7.878cm">
          <text:p/>
        </draw:line>
        <draw:polygon draw:style-name="gr4" draw:text-style-name="P5" draw:layer="layout" svg:width="0.448cm" svg:height="0.3cm" svg:x="10.516cm" svg:y="7.726cm" svg:viewBox="0 0 449 301" draw:points="449,152 0,0 0,301">
          <text:p/>
        </draw:polygon>
        <draw:polygon draw:style-name="gr8" draw:text-style-name="P6" draw:layer="layout" svg:width="2.794cm" svg:height="1.016cm" svg:x="10.957cm" svg:y="7.367cm" svg:viewBox="0 0 2795 1017" draw:points="1397,1017 0,1017 0,0 2795,0 2795,1017">
          <text:p/>
        </draw:polygon>
        <draw:frame draw:style-name="gr7" draw:text-style-name="P7" draw:layer="layout" svg:width="0.634cm" svg:height="0.712cm" svg:x="8.827cm" svg:y="7.551cm">
          <draw:text-box>
            <text:p text:style-name="P2"><text:span text:style-name="T2">(</text:span></text:p>
          </draw:text-box>
        </draw:frame>
        <draw:line draw:style-name="gr3" draw:text-style-name="P4" draw:layer="layout" svg:x1="13.793cm" svg:y1="7.878cm" svg:x2="14.636cm" svg:y2="7.878cm">
          <text:p/>
        </draw:line>
        <draw:polygon draw:style-name="gr4" draw:text-style-name="P5" draw:layer="layout" svg:width="0.448cm" svg:height="0.3cm" svg:x="14.615cm" svg:y="7.726cm" svg:viewBox="0 0 449 301" draw:points="449,152 0,0 0,301">
          <text:p/>
        </draw:polygon>
        <draw:path draw:style-name="gr5" draw:text-style-name="P6" draw:layer="layout" svg:width="1.524cm" svg:height="1.27cm" svg:x="14.971cm" svg:y="7.271cm" svg:viewBox="0 0 1525 1271" svg:d="M762 0c432 0 763 272 763 635 0 361-331 636-763 636-434 0-762-275-762-636 0-363 328-635 762-635zM0 0zM1525 1271z">
          <text:p/>
        </draw:path>
        <draw:path draw:style-name="gr6" draw:text-style-name="P4" draw:layer="layout" svg:width="1.524cm" svg:height="1.27cm" svg:x="14.971cm" svg:y="7.271cm" svg:viewBox="0 0 1525 1271" svg:d="M762 0c432 0 763 272 763 635 0 361-331 636-763 636-434 0-762-275-762-636 0-363 328-635 762-635z">
          <text:p/>
        </draw:path>
        <draw:polygon draw:style-name="gr6" draw:text-style-name="P4" draw:layer="layout" svg:width="0cm" svg:height="0cm" svg:x="14.971cm" svg:y="7.271cm" svg:viewBox="0 0 0 0" draw:points="0,0">
          <text:p/>
        </draw:polygon>
        <draw:polygon draw:style-name="gr6" draw:text-style-name="P4" draw:layer="layout" svg:width="0cm" svg:height="0cm" svg:x="16.495cm" svg:y="8.541cm" svg:viewBox="0 0 0 0" draw:points="0,0">
          <text:p/>
        </draw:polygon>
        <draw:frame draw:style-name="gr7" draw:text-style-name="P7" draw:layer="layout" svg:width="2.394cm" svg:height="0.712cm" svg:x="11.158cm" svg:y="7.523cm">
          <draw:text-box>
            <text:p text:style-name="P2"><text:span text:style-name="T2">b</text:span><text:span text:style-name="T2">o</text:span><text:span text:style-name="T2">o</text:span><text:span text:style-name="T2">l </text:span><text:span text:style-name="T2">e</text:span><text:span text:style-name="T2">x</text:span><text:span text:style-name="T2">p</text:span></text:p>
          </draw:text-box>
        </draw:frame>
        <draw:path draw:style-name="gr5" draw:text-style-name="P6" draw:layer="layout" svg:width="1.527cm" svg:height="1.27cm" svg:x="8.17cm" svg:y="7.271cm" svg:viewBox="0 0 1528 1271" svg:d="M763 0c434 0 762 272 762 635 0 361-328 636-762 636-431 0-763-275-763-636 0-363 332-635 763-635zM0 0zM1528 1271z">
          <text:p/>
        </draw:path>
        <draw:path draw:style-name="gr6" draw:text-style-name="P4" draw:layer="layout" svg:width="1.524cm" svg:height="1.27cm" svg:x="8.17cm" svg:y="7.271cm" svg:viewBox="0 0 1525 1271" svg:d="M763 0c434 0 762 272 762 635 0 361-328 636-762 636-431 0-763-275-763-636 0-363 332-635 763-635z">
          <text:p/>
        </draw:path>
        <draw:polygon draw:style-name="gr6" draw:text-style-name="P4" draw:layer="layout" svg:width="0cm" svg:height="0cm" svg:x="8.17cm" svg:y="7.271cm" svg:viewBox="0 0 0 0" draw:points="0,0">
          <text:p/>
        </draw:polygon>
        <draw:polygon draw:style-name="gr6" draw:text-style-name="P4" draw:layer="layout" svg:width="0cm" svg:height="0cm" svg:x="9.697cm" svg:y="8.541cm" svg:viewBox="0 0 0 0" draw:points="0,0">
          <text:p/>
        </draw:polygon>
        <draw:frame draw:style-name="gr7" draw:text-style-name="P7" draw:layer="layout" svg:width="0.634cm" svg:height="0.712cm" svg:x="15.628cm" svg:y="7.551cm">
          <draw:text-box>
            <text:p text:style-name="P2"><text:span text:style-name="T2">)</text:span></text:p>
          </draw:text-box>
        </draw:frame>
        <draw:line draw:style-name="gr3" draw:text-style-name="P4" draw:layer="layout" svg:x1="16.495cm" svg:y1="7.878cm" svg:x2="17.335cm" svg:y2="7.878cm">
          <text:p/>
        </draw:line>
        <draw:polygon draw:style-name="gr4" draw:text-style-name="P5" draw:layer="layout" svg:width="0.451cm" svg:height="0.3cm" svg:x="17.314cm" svg:y="7.726cm" svg:viewBox="0 0 452 301" draw:points="452,152 0,0 0,301">
          <text:p/>
        </draw:polygon>
        <draw:polygon draw:style-name="gr8" draw:text-style-name="P6" draw:layer="layout" svg:width="3.302cm" svg:height="1.016cm" svg:x="17.663cm" svg:y="7.367cm" svg:viewBox="0 0 3303 1017" draw:points="1652,1017 0,1017 0,0 3303,0 3303,1017">
          <text:p/>
        </draw:polygon>
        <draw:frame draw:style-name="gr7" draw:text-style-name="P7" draw:layer="layout" svg:width="0.634cm" svg:height="0.712cm" svg:x="8.827cm" svg:y="7.551cm">
          <draw:text-box>
            <text:p text:style-name="P2"><text:span text:style-name="T2">(</text:span></text:p>
          </draw:text-box>
        </draw:frame>
        <draw:line draw:style-name="gr3" draw:text-style-name="P4" draw:layer="layout" svg:x1="20.965cm" svg:y1="7.875cm" svg:x2="22.683cm" svg:y2="7.875cm">
          <text:p/>
        </draw:line>
        <draw:polygon draw:style-name="gr4" draw:text-style-name="P5" draw:layer="layout" svg:width="0.452cm" svg:height="0.3cm" svg:x="22.662cm" svg:y="7.726cm" svg:viewBox="0 0 453 301" draw:points="453,149 0,0 0,301">
          <text:p/>
        </draw:polygon>
        <draw:polygon draw:style-name="gr8" draw:text-style-name="P6" draw:layer="layout" svg:width="2.794cm" svg:height="1.016cm" svg:x="10.957cm" svg:y="7.367cm" svg:viewBox="0 0 2795 1017" draw:points="1397,1017 0,1017 0,0 2795,0 2795,1017">
          <text:p/>
        </draw:polygon>
        <draw:frame draw:style-name="gr7" draw:text-style-name="P7" draw:layer="layout" svg:width="2.923cm" svg:height="0.712cm" svg:x="17.851cm" svg:y="7.523cm">
          <draw:text-box>
            <text:p text:style-name="P2"><text:span text:style-name="T2">c</text:span><text:span text:style-name="T2">o</text:span><text:span text:style-name="T2">m</text:span><text:span text:style-name="T2">a</text:span><text:span text:style-name="T2">n</text:span><text:span text:style-name="T2">d</text:span><text:span text:style-name="T2">o</text:span><text:span text:style-name="T2">s</text:span></text:p>
          </draw:text-box>
        </draw:frame>
        <draw:polygon draw:style-name="gr8" draw:text-style-name="P6" draw:layer="layout" svg:width="4.064cm" svg:height="1.778cm" svg:x="1.016cm" svg:y="1.017cm" svg:viewBox="0 0 4065 1779" draw:points="2033,1779 0,1779 0,0 4065,0 4065,1779">
          <text:p/>
        </draw:polygon>
        <draw:frame draw:style-name="gr7" draw:text-style-name="P7" draw:layer="layout" svg:width="2.394cm" svg:height="0.712cm" svg:x="11.158cm" svg:y="7.523cm">
          <draw:text-box>
            <text:p text:style-name="P2"><text:span text:style-name="T2">b</text:span><text:span text:style-name="T2">o</text:span><text:span text:style-name="T2">o</text:span><text:span text:style-name="T2">l </text:span><text:span text:style-name="T2">e</text:span><text:span text:style-name="T2">x</text:span><text:span text:style-name="T2">p</text:span></text:p>
          </draw:text-box>
        </draw:frame>
        <draw:frame draw:style-name="gr7" draw:text-style-name="P7" draw:layer="layout" svg:width="2.013cm" svg:height="0.712cm" svg:x="2.043cm" svg:y="1.554cm">
          <draw:text-box>
            <text:p text:style-name="P2"><text:span text:style-name="T2">W</text:span><text:span text:style-name="T2">H</text:span><text:span text:style-name="T2">I</text:span><text:span text:style-name="T2">L</text:span><text:span text:style-name="T2">E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3" draw:layer="layout" svg:width="0.493cm" svg:height="0.547cm" svg:x="1.401cm" svg:y="14.346cm">
          <draw:text-box>
            <text:p text:style-name="P2"><text:span text:style-name="T1"><text:s/></text:span></text:p>
          </draw:text-box>
        </draw:frame>
        <draw:line draw:style-name="gr3" draw:text-style-name="P4" draw:layer="layout" svg:x1="7.598cm" svg:y1="7.878cm" svg:x2="8.438cm" svg:y2="7.878cm">
          <text:p/>
        </draw:line>
        <draw:polygon draw:style-name="gr4" draw:text-style-name="P5" draw:layer="layout" svg:width="0.448cm" svg:height="0.3cm" svg:x="8.42cm" svg:y="7.726cm" svg:viewBox="0 0 449 301" draw:points="449,152 0,0 0,301">
          <text:p/>
        </draw:polygon>
        <draw:path draw:style-name="gr5" draw:text-style-name="P6" draw:layer="layout" svg:width="1.916cm" svg:height="1.273cm" svg:x="8.833cm" svg:y="7.268cm" svg:viewBox="0 0 1917 1274" svg:d="M956 0c543 0 961 275 961 635s-418 636-961 636c-540 0-956-276-956-636s416-635 956-635zM0 0zM1917 1274z">
          <text:p/>
        </draw:path>
        <draw:path draw:style-name="gr6" draw:text-style-name="P4" draw:layer="layout" svg:width="1.916cm" svg:height="1.27cm" svg:x="8.833cm" svg:y="7.268cm" svg:viewBox="0 0 1917 1271" svg:d="M956 0c543 0 961 275 961 635 0 361-418 636-961 636-540 0-956-275-956-636 0-360 416-635 956-635z">
          <text:p/>
        </draw:path>
        <draw:polygon draw:style-name="gr6" draw:text-style-name="P4" draw:layer="layout" svg:width="0cm" svg:height="0cm" svg:x="8.833cm" svg:y="7.268cm" svg:viewBox="0 0 0 0" draw:points="0,0">
          <text:p/>
        </draw:polygon>
        <draw:polygon draw:style-name="gr6" draw:text-style-name="P4" draw:layer="layout" svg:width="0cm" svg:height="0cm" svg:x="10.749cm" svg:y="8.541cm" svg:viewBox="0 0 0 0" draw:points="0,0">
          <text:p/>
        </draw:polygon>
        <draw:frame draw:style-name="gr2" draw:text-style-name="P3" draw:layer="layout" svg:width="0.493cm" svg:height="0.547cm" svg:x="13.952cm" svg:y="14.346cm">
          <draw:text-box>
            <text:p text:style-name="P2"><text:span text:style-name="T1"><text:s/></text:span></text:p>
          </draw:text-box>
        </draw:frame>
        <draw:line draw:style-name="gr3" draw:text-style-name="P4" draw:layer="layout" svg:x1="10.749cm" svg:y1="7.878cm" svg:x2="11.334cm" svg:y2="7.878cm">
          <text:p/>
        </draw:line>
        <draw:polygon draw:style-name="gr4" draw:text-style-name="P5" draw:layer="layout" svg:width="0.452cm" svg:height="0.3cm" svg:x="11.313cm" svg:y="7.726cm" svg:viewBox="0 0 453 301" draw:points="453,152 0,0 0,301">
          <text:p/>
        </draw:polygon>
        <draw:path draw:style-name="gr5" draw:text-style-name="P6" draw:layer="layout" svg:width="1.528cm" svg:height="1.27cm" svg:x="11.669cm" svg:y="7.271cm" svg:viewBox="0 0 1529 1271" svg:d="M762 0c431 0 763 272 763 635 0 361-332 636-763 636-430 0-762-275-762-636 0-363 332-635 762-635zM0 0zM1529 1271z">
          <text:p/>
        </draw:path>
        <draw:path draw:style-name="gr6" draw:text-style-name="P4" draw:layer="layout" svg:width="1.524cm" svg:height="1.27cm" svg:x="11.669cm" svg:y="7.271cm" svg:viewBox="0 0 1525 1271" svg:d="M762 0c431 0 763 272 763 635 0 361-332 636-763 636-430 0-762-275-762-636 0-363 332-635 762-635z">
          <text:p/>
        </draw:path>
        <draw:polygon draw:style-name="gr6" draw:text-style-name="P4" draw:layer="layout" svg:width="0cm" svg:height="0cm" svg:x="11.669cm" svg:y="7.271cm" svg:viewBox="0 0 0 0" draw:points="0,0">
          <text:p/>
        </draw:polygon>
        <draw:polygon draw:style-name="gr6" draw:text-style-name="P4" draw:layer="layout" svg:width="0cm" svg:height="0cm" svg:x="13.197cm" svg:y="8.541cm" svg:viewBox="0 0 0 0" draw:points="0,0">
          <text:p/>
        </draw:polygon>
        <draw:frame draw:style-name="gr7" draw:text-style-name="P7" draw:layer="layout" svg:width="1.518cm" svg:height="0.712cm" svg:x="9.035cm" svg:y="7.551cm">
          <draw:text-box>
            <text:p text:style-name="P2"><text:span text:style-name="T2">s</text:span><text:span text:style-name="T2">c</text:span><text:span text:style-name="T2">a</text:span><text:span text:style-name="T2">n</text:span><text:span text:style-name="T2">f</text:span></text:p>
          </draw:text-box>
        </draw:frame>
        <draw:line draw:style-name="gr3" draw:text-style-name="P4" draw:layer="layout" svg:x1="13.193cm" svg:y1="7.878cm" svg:x2="14.033cm" svg:y2="7.878cm">
          <text:p/>
        </draw:line>
        <draw:polygon draw:style-name="gr4" draw:text-style-name="P5" draw:layer="layout" svg:width="0.448cm" svg:height="0.3cm" svg:x="14.015cm" svg:y="7.726cm" svg:viewBox="0 0 449 301" draw:points="449,152 0,0 0,301">
          <text:p/>
        </draw:polygon>
        <draw:line draw:style-name="gr3" draw:text-style-name="P4" draw:layer="layout" svg:x1="15.695cm" svg:y1="7.878cm" svg:x2="16.534cm" svg:y2="7.878cm">
          <text:p/>
        </draw:line>
        <draw:polygon draw:style-name="gr4" draw:text-style-name="P5" draw:layer="layout" svg:width="0.452cm" svg:height="0.3cm" svg:x="16.513cm" svg:y="7.726cm" svg:viewBox="0 0 453 301" draw:points="453,152 0,0 0,301">
          <text:p/>
        </draw:polygon>
        <draw:path draw:style-name="gr5" draw:text-style-name="P6" draw:layer="layout" svg:width="1.524cm" svg:height="1.27cm" svg:x="16.873cm" svg:y="7.271cm" svg:viewBox="0 0 1525 1271" svg:d="M759 0c434 0 762 275 762 635 0 361-328 636-762 636-431 0-759-275-759-636 0-360 328-635 759-635zM0 0zM1525 1271z">
          <text:p/>
        </draw:path>
        <draw:path draw:style-name="gr6" draw:text-style-name="P4" draw:layer="layout" svg:width="1.52cm" svg:height="1.27cm" svg:x="16.873cm" svg:y="7.271cm" svg:viewBox="0 0 1521 1271" svg:d="M759 0c434 0 762 275 762 635 0 361-328 636-762 636-431 0-759-275-759-636 0-360 328-635 759-635z">
          <text:p/>
        </draw:path>
        <draw:polygon draw:style-name="gr6" draw:text-style-name="P4" draw:layer="layout" svg:width="0cm" svg:height="0cm" svg:x="16.873cm" svg:y="7.271cm" svg:viewBox="0 0 0 0" draw:points="0,0">
          <text:p/>
        </draw:polygon>
        <draw:polygon draw:style-name="gr6" draw:text-style-name="P4" draw:layer="layout" svg:width="0cm" svg:height="0cm" svg:x="18.397cm" svg:y="8.541cm" svg:viewBox="0 0 0 0" draw:points="0,0">
          <text:p/>
        </draw:polygon>
        <draw:frame draw:style-name="gr7" draw:text-style-name="P7" draw:layer="layout" svg:width="0.634cm" svg:height="0.712cm" svg:x="12.326cm" svg:y="7.551cm">
          <draw:text-box>
            <text:p text:style-name="P2"><text:span text:style-name="T2">(</text:span></text:p>
          </draw:text-box>
        </draw:frame>
        <draw:path draw:style-name="gr5" draw:text-style-name="P6" draw:layer="layout" svg:width="1.524cm" svg:height="1.27cm" svg:x="11.673cm" svg:y="7.271cm" svg:viewBox="0 0 1525 1271" svg:d="M758 0c434 0 763 275 763 635 0 361-329 636-763 636-430 0-758-275-758-636 0-360 328-635 758-635zM0 0zM1525 1271z">
          <text:p/>
        </draw:path>
        <draw:path draw:style-name="gr6" draw:text-style-name="P4" draw:layer="layout" svg:width="1.52cm" svg:height="1.27cm" svg:x="11.673cm" svg:y="7.271cm" svg:viewBox="0 0 1521 1271" svg:d="M758 0c434 0 763 275 763 635 0 361-329 636-763 636-430 0-758-275-758-636 0-360 328-635 758-635z">
          <text:p/>
        </draw:path>
        <draw:polygon draw:style-name="gr6" draw:text-style-name="P4" draw:layer="layout" svg:width="0cm" svg:height="0cm" svg:x="11.673cm" svg:y="7.271cm" svg:viewBox="0 0 0 0" draw:points="0,0">
          <text:p/>
        </draw:polygon>
        <draw:polygon draw:style-name="gr6" draw:text-style-name="P4" draw:layer="layout" svg:width="0cm" svg:height="0cm" svg:x="13.197cm" svg:y="8.541cm" svg:viewBox="0 0 0 0" draw:points="0,0">
          <text:p/>
        </draw:polygon>
        <draw:frame draw:style-name="gr7" draw:text-style-name="P7" draw:layer="layout" svg:width="0.634cm" svg:height="0.712cm" svg:x="17.53cm" svg:y="7.551cm">
          <draw:text-box>
            <text:p text:style-name="P2"><text:span text:style-name="T2">)</text:span></text:p>
          </draw:text-box>
        </draw:frame>
        <draw:line draw:style-name="gr3" draw:text-style-name="P4" draw:layer="layout" svg:x1="18.393cm" svg:y1="7.878cm" svg:x2="19.233cm" svg:y2="7.878cm">
          <text:p/>
        </draw:line>
        <draw:polygon draw:style-name="gr4" draw:text-style-name="P5" draw:layer="layout" svg:width="0.448cm" svg:height="0.3cm" svg:x="19.215cm" svg:y="7.726cm" svg:viewBox="0 0 449 301" draw:points="449,152 0,0 0,301">
          <text:p/>
        </draw:polygon>
        <draw:polygon draw:style-name="gr8" draw:text-style-name="P6" draw:layer="layout" svg:width="1.235cm" svg:height="1.016cm" svg:x="14.456cm" svg:y="7.37cm" svg:viewBox="0 0 1236 1017" draw:points="618,1017 0,1017 0,0 1236,0 1236,1017">
          <text:p/>
        </draw:polygon>
        <draw:frame draw:style-name="gr7" draw:text-style-name="P7" draw:layer="layout" svg:width="0.634cm" svg:height="0.712cm" svg:x="12.33cm" svg:y="7.551cm">
          <draw:text-box>
            <text:p text:style-name="P2"><text:span text:style-name="T2">(</text:span></text:p>
          </draw:text-box>
        </draw:frame>
        <draw:polygon draw:style-name="gr8" draw:text-style-name="P6" draw:layer="layout" svg:width="4.064cm" svg:height="1.778cm" svg:x="1.016cm" svg:y="1.017cm" svg:viewBox="0 0 4065 1779" draw:points="2033,1779 0,1779 0,0 4065,0 4065,1779">
          <text:p/>
        </draw:polygon>
        <draw:frame draw:style-name="gr7" draw:text-style-name="P7" draw:layer="layout" svg:width="0.634cm" svg:height="0.712cm" svg:x="14.831cm" svg:y="7.523cm">
          <draw:text-box>
            <text:p text:style-name="P2"><text:span text:style-name="T2">i</text:span><text:span text:style-name="T2">d</text:span></text:p>
          </draw:text-box>
        </draw:frame>
        <draw:frame draw:style-name="gr7" draw:text-style-name="P7" draw:layer="layout" svg:width="2.153cm" svg:height="0.712cm" svg:x="1.972cm" svg:y="1.554cm">
          <draw:text-box>
            <text:p text:style-name="P2"><text:span text:style-name="T2">S</text:span><text:span text:style-name="T2">C</text:span><text:span text:style-name="T2">A</text:span><text:span text:style-name="T2">N</text:span><text:span text:style-name="T2">F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3" draw:layer="layout" svg:width="0.493cm" svg:height="0.547cm" svg:x="1.401cm" svg:y="14.346cm">
          <draw:text-box>
            <text:p text:style-name="P2"><text:span text:style-name="T1"><text:s/></text:span></text:p>
          </draw:text-box>
        </draw:frame>
        <draw:line draw:style-name="gr3" draw:text-style-name="P4" draw:layer="layout" svg:x1="7.598cm" svg:y1="7.878cm" svg:x2="8.438cm" svg:y2="7.878cm">
          <text:p/>
        </draw:line>
        <draw:polygon draw:style-name="gr4" draw:text-style-name="P5" draw:layer="layout" svg:width="0.448cm" svg:height="0.3cm" svg:x="8.42cm" svg:y="7.726cm" svg:viewBox="0 0 449 301" draw:points="449,152 0,0 0,301">
          <text:p/>
        </draw:polygon>
        <draw:path draw:style-name="gr5" draw:text-style-name="P6" draw:layer="layout" svg:width="1.916cm" svg:height="1.27cm" svg:x="8.833cm" svg:y="7.271cm" svg:viewBox="0 0 1917 1271" svg:d="M956 0c543 0 961 272 961 635 0 361-418 636-961 636-540 0-956-275-956-636 0-363 416-635 956-635zM0 0zM1917 1271z">
          <text:p/>
        </draw:path>
        <draw:path draw:style-name="gr6" draw:text-style-name="P4" draw:layer="layout" svg:width="1.916cm" svg:height="1.27cm" svg:x="8.833cm" svg:y="7.271cm" svg:viewBox="0 0 1917 1271" svg:d="M956 0c543 0 961 272 961 635 0 361-418 636-961 636-540 0-956-275-956-636 0-363 416-635 956-635z">
          <text:p/>
        </draw:path>
        <draw:polygon draw:style-name="gr6" draw:text-style-name="P4" draw:layer="layout" svg:width="0cm" svg:height="0cm" svg:x="8.833cm" svg:y="7.271cm" svg:viewBox="0 0 0 0" draw:points="0,0">
          <text:p/>
        </draw:polygon>
        <draw:polygon draw:style-name="gr6" draw:text-style-name="P4" draw:layer="layout" svg:width="0cm" svg:height="0cm" svg:x="10.749cm" svg:y="8.541cm" svg:viewBox="0 0 0 0" draw:points="0,0">
          <text:p/>
        </draw:polygon>
        <draw:frame draw:style-name="gr2" draw:text-style-name="P3" draw:layer="layout" svg:width="0.493cm" svg:height="0.547cm" svg:x="13.952cm" svg:y="14.346cm">
          <draw:text-box>
            <text:p text:style-name="P2"><text:span text:style-name="T1"><text:s/></text:span></text:p>
          </draw:text-box>
        </draw:frame>
        <draw:line draw:style-name="gr3" draw:text-style-name="P4" draw:layer="layout" svg:x1="10.749cm" svg:y1="7.878cm" svg:x2="11.334cm" svg:y2="7.878cm">
          <text:p/>
        </draw:line>
        <draw:polygon draw:style-name="gr4" draw:text-style-name="P5" draw:layer="layout" svg:width="0.452cm" svg:height="0.3cm" svg:x="11.313cm" svg:y="7.726cm" svg:viewBox="0 0 453 301" draw:points="453,152 0,0 0,301">
          <text:p/>
        </draw:polygon>
        <draw:path draw:style-name="gr5" draw:text-style-name="P6" draw:layer="layout" svg:width="1.528cm" svg:height="1.27cm" svg:x="11.669cm" svg:y="7.271cm" svg:viewBox="0 0 1529 1271" svg:d="M762 0c431 0 763 275 763 635 0 361-332 636-763 636-430 0-762-275-762-636 0-360 332-635 762-635zM0 0zM1529 1271z">
          <text:p/>
        </draw:path>
        <draw:path draw:style-name="gr6" draw:text-style-name="P4" draw:layer="layout" svg:width="1.524cm" svg:height="1.27cm" svg:x="11.669cm" svg:y="7.271cm" svg:viewBox="0 0 1525 1271" svg:d="M762 0c431 0 763 275 763 635 0 361-332 636-763 636-430 0-762-275-762-636 0-360 332-635 762-635z">
          <text:p/>
        </draw:path>
        <draw:polygon draw:style-name="gr6" draw:text-style-name="P4" draw:layer="layout" svg:width="0cm" svg:height="0cm" svg:x="11.669cm" svg:y="7.271cm" svg:viewBox="0 0 0 0" draw:points="0,0">
          <text:p/>
        </draw:polygon>
        <draw:polygon draw:style-name="gr6" draw:text-style-name="P4" draw:layer="layout" svg:width="0cm" svg:height="0cm" svg:x="13.197cm" svg:y="8.541cm" svg:viewBox="0 0 0 0" draw:points="0,0">
          <text:p/>
        </draw:polygon>
        <draw:frame draw:style-name="gr7" draw:text-style-name="P7" draw:layer="layout" svg:width="1.412cm" svg:height="0.712cm" svg:x="9.088cm" svg:y="7.551cm">
          <draw:text-box>
            <text:p text:style-name="P2"><text:span text:style-name="T2">p</text:span><text:span text:style-name="T2">ri</text:span><text:span text:style-name="T2">n</text:span><text:span text:style-name="T2">tf</text:span></text:p>
          </draw:text-box>
        </draw:frame>
        <draw:line draw:style-name="gr3" draw:text-style-name="P4" draw:layer="layout" svg:x1="13.193cm" svg:y1="7.878cm" svg:x2="14.033cm" svg:y2="7.878cm">
          <text:p/>
        </draw:line>
        <draw:polygon draw:style-name="gr4" draw:text-style-name="P5" draw:layer="layout" svg:width="0.448cm" svg:height="0.3cm" svg:x="14.015cm" svg:y="7.73cm" svg:viewBox="0 0 449 301" draw:points="449,148 0,0 0,301">
          <text:p/>
        </draw:polygon>
        <draw:line draw:style-name="gr3" draw:text-style-name="P4" draw:layer="layout" svg:x1="15.695cm" svg:y1="7.878cm" svg:x2="16.534cm" svg:y2="7.878cm">
          <text:p/>
        </draw:line>
        <draw:polygon draw:style-name="gr4" draw:text-style-name="P5" draw:layer="layout" svg:width="0.452cm" svg:height="0.3cm" svg:x="16.513cm" svg:y="7.73cm" svg:viewBox="0 0 453 301" draw:points="453,148 0,0 0,301">
          <text:p/>
        </draw:polygon>
        <draw:path draw:style-name="gr5" draw:text-style-name="P6" draw:layer="layout" svg:width="1.524cm" svg:height="1.27cm" svg:x="16.873cm" svg:y="7.271cm" svg:viewBox="0 0 1525 1271" svg:d="M759 0c434 0 762 275 762 635 0 361-328 636-762 636-431 0-759-275-759-636 0-360 328-635 759-635zM0 0zM1525 1271z">
          <text:p/>
        </draw:path>
        <draw:path draw:style-name="gr6" draw:text-style-name="P4" draw:layer="layout" svg:width="1.52cm" svg:height="1.27cm" svg:x="16.873cm" svg:y="7.271cm" svg:viewBox="0 0 1521 1271" svg:d="M759 0c434 0 762 275 762 635 0 361-328 636-762 636-431 0-759-275-759-636 0-360 328-635 759-635z">
          <text:p/>
        </draw:path>
        <draw:polygon draw:style-name="gr6" draw:text-style-name="P4" draw:layer="layout" svg:width="0cm" svg:height="0cm" svg:x="16.873cm" svg:y="7.271cm" svg:viewBox="0 0 0 0" draw:points="0,0">
          <text:p/>
        </draw:polygon>
        <draw:polygon draw:style-name="gr6" draw:text-style-name="P4" draw:layer="layout" svg:width="0cm" svg:height="0cm" svg:x="18.397cm" svg:y="8.541cm" svg:viewBox="0 0 0 0" draw:points="0,0">
          <text:p/>
        </draw:polygon>
        <draw:frame draw:style-name="gr7" draw:text-style-name="P7" draw:layer="layout" svg:width="0.634cm" svg:height="0.712cm" svg:x="12.326cm" svg:y="7.551cm">
          <draw:text-box>
            <text:p text:style-name="P2"><text:span text:style-name="T2">(</text:span></text:p>
          </draw:text-box>
        </draw:frame>
        <draw:path draw:style-name="gr5" draw:text-style-name="P6" draw:layer="layout" svg:width="1.524cm" svg:height="1.27cm" svg:x="11.673cm" svg:y="7.271cm" svg:viewBox="0 0 1525 1271" svg:d="M758 0c434 0 763 275 763 635 0 361-329 636-763 636-430 0-758-275-758-636 0-360 328-635 758-635zM0 0zM1525 1271z">
          <text:p/>
        </draw:path>
        <draw:path draw:style-name="gr6" draw:text-style-name="P4" draw:layer="layout" svg:width="1.52cm" svg:height="1.27cm" svg:x="11.673cm" svg:y="7.271cm" svg:viewBox="0 0 1521 1271" svg:d="M758 0c434 0 763 275 763 635 0 361-329 636-763 636-430 0-758-275-758-636 0-360 328-635 758-635z">
          <text:p/>
        </draw:path>
        <draw:polygon draw:style-name="gr6" draw:text-style-name="P4" draw:layer="layout" svg:width="0cm" svg:height="0cm" svg:x="11.673cm" svg:y="7.271cm" svg:viewBox="0 0 0 0" draw:points="0,0">
          <text:p/>
        </draw:polygon>
        <draw:polygon draw:style-name="gr6" draw:text-style-name="P4" draw:layer="layout" svg:width="0cm" svg:height="0cm" svg:x="13.197cm" svg:y="8.541cm" svg:viewBox="0 0 0 0" draw:points="0,0">
          <text:p/>
        </draw:polygon>
        <draw:frame draw:style-name="gr7" draw:text-style-name="P7" draw:layer="layout" svg:width="0.634cm" svg:height="0.712cm" svg:x="17.53cm" svg:y="7.554cm">
          <draw:text-box>
            <text:p text:style-name="P2"><text:span text:style-name="T2">)</text:span></text:p>
          </draw:text-box>
        </draw:frame>
        <draw:line draw:style-name="gr3" draw:text-style-name="P4" draw:layer="layout" svg:x1="18.393cm" svg:y1="7.878cm" svg:x2="19.233cm" svg:y2="7.878cm">
          <text:p/>
        </draw:line>
        <draw:polygon draw:style-name="gr4" draw:text-style-name="P5" draw:layer="layout" svg:width="0.448cm" svg:height="0.3cm" svg:x="19.215cm" svg:y="7.73cm" svg:viewBox="0 0 449 301" draw:points="449,148 0,0 0,301">
          <text:p/>
        </draw:polygon>
        <draw:polygon draw:style-name="gr8" draw:text-style-name="P6" draw:layer="layout" svg:width="1.235cm" svg:height="1.016cm" svg:x="14.456cm" svg:y="7.37cm" svg:viewBox="0 0 1236 1017" draw:points="618,1017 0,1017 0,0 1236,0 1236,1017">
          <text:p/>
        </draw:polygon>
        <draw:frame draw:style-name="gr7" draw:text-style-name="P7" draw:layer="layout" svg:width="0.634cm" svg:height="0.712cm" svg:x="12.33cm" svg:y="7.554cm">
          <draw:text-box>
            <text:p text:style-name="P2"><text:span text:style-name="T2">(</text:span></text:p>
          </draw:text-box>
        </draw:frame>
        <draw:polygon draw:style-name="gr8" draw:text-style-name="P6" draw:layer="layout" svg:width="4.064cm" svg:height="1.778cm" svg:x="1.016cm" svg:y="1.017cm" svg:viewBox="0 0 4065 1779" draw:points="2033,1779 0,1779 0,0 4065,0 4065,1779">
          <text:p/>
        </draw:polygon>
        <draw:frame draw:style-name="gr7" draw:text-style-name="P7" draw:layer="layout" svg:width="1.022cm" svg:height="0.712cm" svg:x="14.566cm" svg:y="7.523cm">
          <draw:text-box>
            <text:p text:style-name="P2"><text:span text:style-name="T2">e</text:span><text:span text:style-name="T2">x</text:span><text:span text:style-name="T2">p</text:span></text:p>
          </draw:text-box>
        </draw:frame>
        <draw:frame draw:style-name="gr7" draw:text-style-name="P7" draw:layer="layout" svg:width="2.296cm" svg:height="0.712cm" svg:x="1.901cm" svg:y="1.554cm">
          <draw:text-box>
            <text:p text:style-name="P2"><text:span text:style-name="T2">P</text:span><text:span text:style-name="T2">R</text:span><text:span text:style-name="T2">I</text:span><text:span text:style-name="T2">N</text:span><text:span text:style-name="T2">T</text:span><text:span text:style-name="T2">F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3" draw:layer="layout" svg:width="0.493cm" svg:height="0.547cm" svg:x="1.401cm" svg:y="14.346cm">
          <draw:text-box>
            <text:p text:style-name="P2"><text:span text:style-name="T1"><text:s/></text:span></text:p>
          </draw:text-box>
        </draw:frame>
        <draw:line draw:style-name="gr3" draw:text-style-name="P4" draw:layer="layout" svg:x1="7.598cm" svg:y1="7.878cm" svg:x2="8.438cm" svg:y2="7.878cm">
          <text:p/>
        </draw:line>
        <draw:polygon draw:style-name="gr4" draw:text-style-name="P5" draw:layer="layout" svg:width="0.448cm" svg:height="0.3cm" svg:x="8.42cm" svg:y="7.726cm" svg:viewBox="0 0 449 301" draw:points="449,152 0,0 0,301">
          <text:p/>
        </draw:polygon>
        <draw:path draw:style-name="gr5" draw:text-style-name="P6" draw:layer="layout" svg:width="1.916cm" svg:height="1.27cm" svg:x="8.833cm" svg:y="7.271cm" svg:viewBox="0 0 1917 1271" svg:d="M956 0c543 0 961 272 961 635 0 361-418 636-961 636-540 0-956-275-956-636 0-363 416-635 956-635zM0 0zM1917 1271z">
          <text:p/>
        </draw:path>
        <draw:path draw:style-name="gr6" draw:text-style-name="P4" draw:layer="layout" svg:width="1.916cm" svg:height="1.27cm" svg:x="8.833cm" svg:y="7.271cm" svg:viewBox="0 0 1917 1271" svg:d="M956 0c543 0 961 272 961 635 0 361-418 636-961 636-540 0-956-275-956-636 0-363 416-635 956-635z">
          <text:p/>
        </draw:path>
        <draw:polygon draw:style-name="gr6" draw:text-style-name="P4" draw:layer="layout" svg:width="0cm" svg:height="0cm" svg:x="8.833cm" svg:y="7.271cm" svg:viewBox="0 0 0 0" draw:points="0,0">
          <text:p/>
        </draw:polygon>
        <draw:polygon draw:style-name="gr6" draw:text-style-name="P4" draw:layer="layout" svg:width="0cm" svg:height="0cm" svg:x="10.749cm" svg:y="8.541cm" svg:viewBox="0 0 0 0" draw:points="0,0">
          <text:p/>
        </draw:polygon>
        <draw:frame draw:style-name="gr2" draw:text-style-name="P3" draw:layer="layout" svg:width="0.493cm" svg:height="0.547cm" svg:x="13.952cm" svg:y="14.346cm">
          <draw:text-box>
            <text:p text:style-name="P2"><text:span text:style-name="T1"><text:s/></text:span></text:p>
          </draw:text-box>
        </draw:frame>
        <draw:line draw:style-name="gr3" draw:text-style-name="P4" draw:layer="layout" svg:x1="10.749cm" svg:y1="7.878cm" svg:x2="11.334cm" svg:y2="7.878cm">
          <text:p/>
        </draw:line>
        <draw:polygon draw:style-name="gr4" draw:text-style-name="P5" draw:layer="layout" svg:width="0.452cm" svg:height="0.3cm" svg:x="11.313cm" svg:y="7.726cm" svg:viewBox="0 0 453 301" draw:points="453,152 0,0 0,301">
          <text:p/>
        </draw:polygon>
        <draw:path draw:style-name="gr5" draw:text-style-name="P6" draw:layer="layout" svg:width="1.528cm" svg:height="1.27cm" svg:x="11.669cm" svg:y="7.271cm" svg:viewBox="0 0 1529 1271" svg:d="M762 0c431 0 763 275 763 635 0 361-332 636-763 636-430 0-762-275-762-636 0-360 332-635 762-635zM0 0zM1529 1271z">
          <text:p/>
        </draw:path>
        <draw:path draw:style-name="gr6" draw:text-style-name="P4" draw:layer="layout" svg:width="1.524cm" svg:height="1.27cm" svg:x="11.669cm" svg:y="7.271cm" svg:viewBox="0 0 1525 1271" svg:d="M762 0c431 0 763 275 763 635 0 361-332 636-763 636-430 0-762-275-762-636 0-360 332-635 762-635z">
          <text:p/>
        </draw:path>
        <draw:polygon draw:style-name="gr6" draw:text-style-name="P4" draw:layer="layout" svg:width="0cm" svg:height="0cm" svg:x="11.669cm" svg:y="7.271cm" svg:viewBox="0 0 0 0" draw:points="0,0">
          <text:p/>
        </draw:polygon>
        <draw:polygon draw:style-name="gr6" draw:text-style-name="P4" draw:layer="layout" svg:width="0cm" svg:height="0cm" svg:x="13.197cm" svg:y="8.541cm" svg:viewBox="0 0 0 0" draw:points="0,0">
          <text:p/>
        </draw:polygon>
        <draw:frame draw:style-name="gr7" draw:text-style-name="P7" draw:layer="layout" svg:width="0.634cm" svg:height="0.712cm" svg:x="9.546cm" svg:y="7.551cm">
          <draw:text-box>
            <text:p text:style-name="P2"><text:span text:style-name="T2">i</text:span><text:span text:style-name="T2">d</text:span></text:p>
          </draw:text-box>
        </draw:frame>
        <draw:line draw:style-name="gr3" draw:text-style-name="P4" draw:layer="layout" svg:x1="13.193cm" svg:y1="7.878cm" svg:x2="14.033cm" svg:y2="7.878cm">
          <text:p/>
        </draw:line>
        <draw:polygon draw:style-name="gr4" draw:text-style-name="P5" draw:layer="layout" svg:width="0.448cm" svg:height="0.3cm" svg:x="14.015cm" svg:y="7.73cm" svg:viewBox="0 0 449 301" draw:points="449,148 0,0 0,301">
          <text:p/>
        </draw:polygon>
        <draw:line draw:style-name="gr3" draw:text-style-name="P4" draw:layer="layout" svg:x1="15.695cm" svg:y1="7.878cm" svg:x2="16.534cm" svg:y2="7.878cm">
          <text:p/>
        </draw:line>
        <draw:polygon draw:style-name="gr4" draw:text-style-name="P5" draw:layer="layout" svg:width="0.452cm" svg:height="0.3cm" svg:x="16.513cm" svg:y="7.73cm" svg:viewBox="0 0 453 301" draw:points="453,148 0,0 0,301">
          <text:p/>
        </draw:polygon>
        <draw:path draw:style-name="gr5" draw:text-style-name="P6" draw:layer="layout" svg:width="1.524cm" svg:height="1.27cm" svg:x="11.673cm" svg:y="7.271cm" svg:viewBox="0 0 1525 1271" svg:d="M758 0c434 0 763 275 763 635 0 361-329 636-763 636-430 0-758-275-758-636 0-360 328-635 758-635zM0 0zM1525 1271z">
          <text:p/>
        </draw:path>
        <draw:path draw:style-name="gr6" draw:text-style-name="P4" draw:layer="layout" svg:width="1.52cm" svg:height="1.27cm" svg:x="11.673cm" svg:y="7.271cm" svg:viewBox="0 0 1521 1271" svg:d="M758 0c434 0 763 275 763 635 0 361-329 636-763 636-430 0-758-275-758-636 0-360 328-635 758-635z">
          <text:p/>
        </draw:path>
        <draw:polygon draw:style-name="gr6" draw:text-style-name="P4" draw:layer="layout" svg:width="0cm" svg:height="0cm" svg:x="11.673cm" svg:y="7.271cm" svg:viewBox="0 0 0 0" draw:points="0,0">
          <text:p/>
        </draw:polygon>
        <draw:polygon draw:style-name="gr6" draw:text-style-name="P4" draw:layer="layout" svg:width="0cm" svg:height="0cm" svg:x="13.197cm" svg:y="8.541cm" svg:viewBox="0 0 0 0" draw:points="0,0">
          <text:p/>
        </draw:polygon>
        <draw:frame draw:style-name="gr7" draw:text-style-name="P7" draw:layer="layout" svg:width="0.634cm" svg:height="0.712cm" svg:x="12.326cm" svg:y="7.551cm">
          <draw:text-box>
            <text:p text:style-name="P2"><text:span text:style-name="T2">(</text:span></text:p>
          </draw:text-box>
        </draw:frame>
        <draw:polygon draw:style-name="gr8" draw:text-style-name="P6" draw:layer="layout" svg:width="1.235cm" svg:height="1.016cm" svg:x="14.456cm" svg:y="7.37cm" svg:viewBox="0 0 1236 1017" draw:points="618,1017 0,1017 0,0 1236,0 1236,1017">
          <text:p/>
        </draw:polygon>
        <draw:frame draw:style-name="gr7" draw:text-style-name="P7" draw:layer="layout" svg:width="0.634cm" svg:height="0.712cm" svg:x="12.248cm" svg:y="7.554cm">
          <draw:text-box>
            <text:p text:style-name="P2"><text:span text:style-name="T2">=</text:span></text:p>
          </draw:text-box>
        </draw:frame>
        <draw:polygon draw:style-name="gr8" draw:text-style-name="P6" draw:layer="layout" svg:width="4.064cm" svg:height="1.778cm" svg:x="1.016cm" svg:y="1.017cm" svg:viewBox="0 0 4065 1779" draw:points="2033,1779 0,1779 0,0 4065,0 4065,1779">
          <text:p/>
        </draw:polygon>
        <draw:frame draw:style-name="gr7" draw:text-style-name="P7" draw:layer="layout" svg:width="1.022cm" svg:height="0.712cm" svg:x="14.566cm" svg:y="7.523cm">
          <draw:text-box>
            <text:p text:style-name="P2"><text:span text:style-name="T2">e</text:span><text:span text:style-name="T2">x</text:span><text:span text:style-name="T2">p</text:span></text:p>
          </draw:text-box>
        </draw:frame>
        <draw:frame draw:style-name="gr7" draw:text-style-name="P7" draw:layer="layout" svg:width="3.884cm" svg:height="0.712cm" svg:x="1.129cm" svg:y="1.554cm">
          <draw:text-box>
            <text:p text:style-name="P2"><text:span text:style-name="T2">A</text:span><text:span text:style-name="T2">T</text:span><text:span text:style-name="T2">R</text:span><text:span text:style-name="T2">I</text:span><text:span text:style-name="T2">B</text:span><text:span text:style-name="T2">U</text:span><text:span text:style-name="T2">I</text:span><text:span text:style-name="T2">C</text:span><text:span text:style-name="T2">A</text:span><text:span text:style-name="T2">O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3" draw:layer="layout" svg:width="0.493cm" svg:height="0.547cm" svg:x="1.401cm" svg:y="14.346cm">
          <draw:text-box>
            <text:p text:style-name="P2"><text:span text:style-name="T1"><text:s/></text:span></text:p>
          </draw:text-box>
        </draw:frame>
        <draw:line draw:style-name="gr3" draw:text-style-name="P4" draw:layer="layout" svg:x1="4.72cm" svg:y1="7.776cm" svg:x2="9.874cm" svg:y2="7.776cm">
          <text:p/>
        </draw:line>
        <draw:polygon draw:style-name="gr4" draw:text-style-name="P5" draw:layer="layout" svg:width="0.448cm" svg:height="0.301cm" svg:x="9.856cm" svg:y="7.624cm" svg:viewBox="0 0 449 302" draw:points="449,153 0,0 0,302">
          <text:p/>
        </draw:polygon>
        <draw:line draw:style-name="gr3" draw:text-style-name="P4" draw:layer="layout" svg:x1="5.718cm" svg:y1="9.875cm" svg:x2="6.561cm" svg:y2="9.875cm">
          <text:p/>
        </draw:line>
        <draw:polygon draw:style-name="gr4" draw:text-style-name="P5" draw:layer="layout" svg:width="0.448cm" svg:height="0.299cm" svg:x="6.54cm" svg:y="9.727cm" svg:viewBox="0 0 449 300" draw:points="449,148 0,0 0,300">
          <text:p/>
        </draw:polygon>
        <draw:path draw:style-name="gr5" draw:text-style-name="P6" draw:layer="layout" svg:width="1.528cm" svg:height="1.27cm" svg:x="6.988cm" svg:y="9.268cm" svg:viewBox="0 0 1529 1271" svg:d="M762 0c434 0 763 276 763 636s-329 635-763 635c-430 0-762-275-762-635s332-636 762-636zM0 0zM1529 1271z">
          <text:p/>
        </draw:path>
        <draw:path draw:style-name="gr6" draw:text-style-name="P4" draw:layer="layout" svg:width="1.524cm" svg:height="1.27cm" svg:x="6.988cm" svg:y="9.268cm" svg:viewBox="0 0 1525 1271" svg:d="M762 0c434 0 763 276 763 636s-329 635-763 635c-430 0-762-275-762-635s332-636 762-636z">
          <text:p/>
        </draw:path>
        <draw:polygon draw:style-name="gr6" draw:text-style-name="P4" draw:layer="layout" svg:width="0cm" svg:height="0cm" svg:x="6.988cm" svg:y="9.268cm" svg:viewBox="0 0 0 0" draw:points="0,0">
          <text:p/>
        </draw:polygon>
        <draw:polygon draw:style-name="gr6" draw:text-style-name="P4" draw:layer="layout" svg:width="0cm" svg:height="0cm" svg:x="8.516cm" svg:y="10.538cm" svg:viewBox="0 0 0 0" draw:points="0,0">
          <text:p/>
        </draw:polygon>
        <draw:frame draw:style-name="gr2" draw:text-style-name="P3" draw:layer="layout" svg:width="0.493cm" svg:height="0.547cm" svg:x="13.952cm" svg:y="14.346cm">
          <draw:text-box>
            <text:p text:style-name="P2"><text:span text:style-name="T1"><text:s/></text:span></text:p>
          </draw:text-box>
        </draw:frame>
        <draw:line draw:style-name="gr9" draw:text-style-name="P4" draw:layer="layout" svg:x1="5.718cm" svg:y1="9.876cm" svg:x2="5.733cm" svg:y2="7.776cm">
          <text:p/>
        </draw:line>
        <draw:line draw:style-name="gr9" draw:text-style-name="P4" draw:layer="layout" svg:x1="8.512cm" svg:y1="9.907cm" svg:x2="9.288cm" svg:y2="9.907cm">
          <text:p/>
        </draw:line>
        <draw:line draw:style-name="gr3" draw:text-style-name="P4" draw:layer="layout" svg:x1="9.288cm" svg:y1="9.907cm" svg:x2="9.288cm" svg:y2="8.206cm">
          <text:p/>
        </draw:line>
        <draw:polygon draw:style-name="gr4" draw:text-style-name="P5" draw:layer="layout" svg:width="0.3cm" svg:height="0.448cm" svg:x="9.14cm" svg:y="7.776cm" svg:viewBox="0 0 301 449" draw:points="148,0 0,449 301,449">
          <text:p/>
        </draw:polygon>
        <draw:polygon draw:style-name="gr8" draw:text-style-name="P6" draw:layer="layout" svg:width="2.794cm" svg:height="1.27cm" svg:x="10.304cm" svg:y="7.268cm" svg:viewBox="0 0 2795 1271" draw:points="1397,1271 0,1271 0,0 2795,0 2795,1271">
          <text:p/>
        </draw:polygon>
        <draw:frame draw:style-name="gr7" draw:text-style-name="P7" draw:layer="layout" svg:width="0.634cm" svg:height="0.712cm" svg:x="7.662cm" svg:y="9.551cm">
          <draw:text-box>
            <text:p text:style-name="P2"><text:span text:style-name="T2">!</text:span></text:p>
          </draw:text-box>
        </draw:frame>
        <draw:line draw:style-name="gr3" draw:text-style-name="P4" draw:layer="layout" svg:x1="13.098cm" svg:y1="7.776cm" svg:x2="22.828cm" svg:y2="7.776cm">
          <text:p/>
        </draw:line>
        <draw:polygon draw:style-name="gr4" draw:text-style-name="P5" draw:layer="layout" svg:width="0.448cm" svg:height="0.301cm" svg:x="22.81cm" svg:y="7.624cm" svg:viewBox="0 0 449 302" draw:points="449,153 0,0 0,302">
          <text:p/>
        </draw:polygon>
        <draw:line draw:style-name="gr3" draw:text-style-name="P4" draw:layer="layout" svg:x1="13.86cm" svg:y1="9.907cm" svg:x2="14.7cm" svg:y2="9.907cm">
          <text:p/>
        </draw:line>
        <draw:polygon draw:style-name="gr4" draw:text-style-name="P5" draw:layer="layout" svg:width="0.448cm" svg:height="0.303cm" svg:x="14.682cm" svg:y="9.755cm" svg:viewBox="0 0 449 304" draw:points="449,153 0,0 0,304">
          <text:p/>
        </draw:polygon>
        <draw:path draw:style-name="gr5" draw:text-style-name="P6" draw:layer="layout" svg:width="1.528cm" svg:height="1.27cm" svg:x="15.13cm" svg:y="9.3cm" svg:viewBox="0 0 1529 1271" svg:d="M762 0c435 0 763 276 763 636s-328 635-763 635c-430 0-762-275-762-635s332-636 762-636zM0 0zM1529 1271z">
          <text:p/>
        </draw:path>
        <draw:path draw:style-name="gr6" draw:text-style-name="P4" draw:layer="layout" svg:width="1.524cm" svg:height="1.27cm" svg:x="15.13cm" svg:y="9.3cm" svg:viewBox="0 0 1525 1271" svg:d="M762 0c435 0 763 276 763 636s-328 635-763 635c-430 0-762-275-762-635s332-636 762-636z">
          <text:p/>
        </draw:path>
        <draw:polygon draw:style-name="gr6" draw:text-style-name="P4" draw:layer="layout" svg:width="0cm" svg:height="0cm" svg:x="15.13cm" svg:y="9.3cm" svg:viewBox="0 0 0 0" draw:points="0,0">
          <text:p/>
        </draw:polygon>
        <draw:polygon draw:style-name="gr6" draw:text-style-name="P4" draw:layer="layout" svg:width="0cm" svg:height="0cm" svg:x="16.658cm" svg:y="10.57cm" svg:viewBox="0 0 0 0" draw:points="0,0">
          <text:p/>
        </draw:polygon>
        <draw:frame draw:style-name="gr7" draw:text-style-name="P7" draw:layer="layout" svg:width="1.903cm" svg:height="0.712cm" svg:x="10.753cm" svg:y="7.547cm">
          <draw:text-box>
            <text:p text:style-name="P2"><text:span text:style-name="T2">r</text:span><text:span text:style-name="T2">e</text:span><text:span text:style-name="T2">l </text:span><text:span text:style-name="T2">e</text:span><text:span text:style-name="T2">x</text:span><text:span text:style-name="T2">p</text:span></text:p>
          </draw:text-box>
        </draw:frame>
        <draw:line draw:style-name="gr9" draw:text-style-name="P4" draw:layer="layout" svg:x1="13.86cm" svg:y1="9.908cm" svg:x2="13.875cm" svg:y2="7.804cm">
          <text:p/>
        </draw:line>
        <draw:line draw:style-name="gr3" draw:text-style-name="P4" draw:layer="layout" svg:x1="22.133cm" svg:y1="9.938cm" svg:x2="22.133cm" svg:y2="8.234cm">
          <text:p/>
        </draw:line>
        <draw:polygon draw:style-name="gr4" draw:text-style-name="P5" draw:layer="layout" svg:width="0.3cm" svg:height="0.452cm" svg:x="21.981cm" svg:y="7.804cm" svg:viewBox="0 0 301 453" draw:points="152,0 0,453 301,453">
          <text:p/>
        </draw:polygon>
        <draw:line draw:style-name="gr3" draw:text-style-name="P4" draw:layer="layout" svg:x1="13.846cm" svg:y1="11.854cm" svg:x2="14.689cm" svg:y2="11.854cm">
          <text:p/>
        </draw:line>
        <draw:polygon draw:style-name="gr4" draw:text-style-name="P5" draw:layer="layout" svg:width="0.448cm" svg:height="0.3cm" svg:x="14.668cm" svg:y="11.706cm" svg:viewBox="0 0 449 301" draw:points="449,149 0,0 0,301">
          <text:p/>
        </draw:polygon>
        <draw:path draw:style-name="gr5" draw:text-style-name="P6" draw:layer="layout" svg:width="1.528cm" svg:height="1.27cm" svg:x="15.116cm" svg:y="11.247cm" svg:viewBox="0 0 1529 1271" svg:d="M762 0c435 0 763 275 763 635 0 361-328 636-763 636-430 0-762-275-762-636 0-360 332-635 762-635zM0 0zM1529 1271z">
          <text:p/>
        </draw:path>
        <draw:path draw:style-name="gr6" draw:text-style-name="P4" draw:layer="layout" svg:width="1.524cm" svg:height="1.27cm" svg:x="15.116cm" svg:y="11.247cm" svg:viewBox="0 0 1525 1271" svg:d="M762 0c435 0 763 275 763 635 0 361-328 636-763 636-430 0-762-275-762-636 0-360 332-635 762-635z">
          <text:p/>
        </draw:path>
        <draw:polygon draw:style-name="gr6" draw:text-style-name="P4" draw:layer="layout" svg:width="0cm" svg:height="0cm" svg:x="15.116cm" svg:y="11.247cm" svg:viewBox="0 0 0 0" draw:points="0,0">
          <text:p/>
        </draw:polygon>
        <draw:polygon draw:style-name="gr6" draw:text-style-name="P4" draw:layer="layout" svg:width="0cm" svg:height="0cm" svg:x="16.644cm" svg:y="12.517cm" svg:viewBox="0 0 0 0" draw:points="0,0">
          <text:p/>
        </draw:polygon>
        <draw:frame draw:style-name="gr7" draw:text-style-name="P7" draw:layer="layout" svg:width="0.849cm" svg:height="0.712cm" svg:x="15.469cm" svg:y="9.579cm">
          <draw:text-box>
            <text:p text:style-name="P2"><text:span text:style-name="T2">&amp;</text:span><text:span text:style-name="T2">&amp;</text:span></text:p>
          </draw:text-box>
        </draw:frame>
        <draw:line draw:style-name="gr9" draw:text-style-name="P4" draw:layer="layout" svg:x1="13.846cm" svg:y1="11.855cm" svg:x2="13.861cm" svg:y2="9.751cm">
          <text:p/>
        </draw:line>
        <draw:line draw:style-name="gr3" draw:text-style-name="P4" draw:layer="layout" svg:x1="22.119cm" svg:y1="11.886cm" svg:x2="22.119cm" svg:y2="10.185cm">
          <text:p/>
        </draw:line>
        <draw:polygon draw:style-name="gr4" draw:text-style-name="P5" draw:layer="layout" svg:width="0.3cm" svg:height="0.448cm" svg:x="21.967cm" svg:y="9.755cm" svg:viewBox="0 0 301 449" draw:points="153,0 0,449 301,449">
          <text:p/>
        </draw:polygon>
        <draw:line draw:style-name="gr3" draw:text-style-name="P4" draw:layer="layout" svg:x1="16.661cm" svg:y1="9.882cm" svg:x2="17.501cm" svg:y2="9.882cm">
          <text:p/>
        </draw:line>
        <draw:polygon draw:style-name="gr4" draw:text-style-name="P5" draw:layer="layout" svg:width="0.448cm" svg:height="0.3cm" svg:x="17.483cm" svg:y="9.73cm" svg:viewBox="0 0 449 301" draw:points="449,152 0,0 0,301">
          <text:p/>
        </draw:polygon>
        <draw:line draw:style-name="gr3" draw:text-style-name="P4" draw:layer="layout" svg:x1="16.647cm" svg:y1="11.829cm" svg:x2="17.487cm" svg:y2="11.829cm">
          <text:p/>
        </draw:line>
        <draw:polygon draw:style-name="gr4" draw:text-style-name="P5" draw:layer="layout" svg:width="0.448cm" svg:height="0.3cm" svg:x="17.469cm" svg:y="11.681cm" svg:viewBox="0 0 449 301" draw:points="449,149 0,0 0,301">
          <text:p/>
        </draw:polygon>
        <draw:polygon draw:style-name="gr8" draw:text-style-name="P6" draw:layer="layout" svg:width="2.794cm" svg:height="1.016cm" svg:x="17.924cm" svg:y="9.3cm" svg:viewBox="0 0 2795 1017" draw:points="1398,1017 0,1017 0,0 2795,0 2795,1017">
          <text:p/>
        </draw:polygon>
        <draw:frame draw:style-name="gr7" draw:text-style-name="P7" draw:layer="layout" svg:width="0.634cm" svg:height="0.712cm" svg:x="15.716cm" svg:y="11.527cm">
          <draw:text-box>
            <text:p text:style-name="P2"><text:span text:style-name="T2">||</text:span></text:p>
          </draw:text-box>
        </draw:frame>
        <draw:polygon draw:style-name="gr8" draw:text-style-name="P6" draw:layer="layout" svg:width="2.794cm" svg:height="1.016cm" svg:x="17.924cm" svg:y="11.332cm" svg:viewBox="0 0 2795 1017" draw:points="1398,1017 0,1017 0,0 2795,0 2795,1017">
          <text:p/>
        </draw:polygon>
        <draw:frame draw:style-name="gr7" draw:text-style-name="P7" draw:layer="layout" svg:width="2.394cm" svg:height="0.712cm" svg:x="18.126cm" svg:y="9.452cm">
          <draw:text-box>
            <text:p text:style-name="P2"><text:span text:style-name="T2">b</text:span><text:span text:style-name="T2">o</text:span><text:span text:style-name="T2">o</text:span><text:span text:style-name="T2">l </text:span><text:span text:style-name="T2">e</text:span><text:span text:style-name="T2">x</text:span><text:span text:style-name="T2">p</text:span></text:p>
          </draw:text-box>
        </draw:frame>
        <draw:line draw:style-name="gr9" draw:text-style-name="P4" draw:layer="layout" svg:x1="20.718cm" svg:y1="9.808cm" svg:x2="22.133cm" svg:y2="9.808cm">
          <text:p/>
        </draw:line>
        <draw:line draw:style-name="gr9" draw:text-style-name="P4" draw:layer="layout" svg:x1="20.718cm" svg:y1="11.886cm" svg:x2="22.119cm" svg:y2="11.886cm">
          <text:p/>
        </draw:line>
        <draw:polygon draw:style-name="gr8" draw:text-style-name="P6" draw:layer="layout" svg:width="4.064cm" svg:height="1.778cm" svg:x="1.016cm" svg:y="1.017cm" svg:viewBox="0 0 4065 1779" draw:points="2033,1779 0,1779 0,0 4065,0 4065,1779">
          <text:p/>
        </draw:polygon>
        <draw:frame draw:style-name="gr7" draw:text-style-name="P7" draw:layer="layout" svg:width="2.394cm" svg:height="0.712cm" svg:x="18.126cm" svg:y="11.484cm">
          <draw:text-box>
            <text:p text:style-name="P2"><text:span text:style-name="T2">b</text:span><text:span text:style-name="T2">o</text:span><text:span text:style-name="T2">o</text:span><text:span text:style-name="T2">l </text:span><text:span text:style-name="T2">e</text:span><text:span text:style-name="T2">x</text:span><text:span text:style-name="T2">p</text:span></text:p>
          </draw:text-box>
        </draw:frame>
        <draw:frame draw:style-name="gr7" draw:text-style-name="P7" draw:layer="layout" svg:width="3.215cm" svg:height="0.712cm" svg:x="1.453cm" svg:y="1.554cm">
          <draw:text-box>
            <text:p text:style-name="P2"><text:span text:style-name="T2">B</text:span><text:span text:style-name="T2">O</text:span><text:span text:style-name="T2">O</text:span><text:span text:style-name="T2">L </text:span><text:span text:style-name="T2">E</text:span><text:span text:style-name="T2">X</text:span><text:span text:style-name="T2">P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3" draw:layer="layout" svg:width="0.493cm" svg:height="0.547cm" svg:x="1.401cm" svg:y="14.346cm">
          <draw:text-box>
            <text:p text:style-name="P2"><text:span text:style-name="T1"><text:s/></text:span></text:p>
          </draw:text-box>
        </draw:frame>
        <draw:line draw:style-name="gr3" draw:text-style-name="P4" draw:layer="layout" svg:x1="8.798cm" svg:y1="7.776cm" svg:x2="9.641cm" svg:y2="7.776cm">
          <text:p/>
        </draw:line>
        <draw:polygon draw:style-name="gr4" draw:text-style-name="P5" draw:layer="layout" svg:width="0.448cm" svg:height="0.301cm" svg:x="9.62cm" svg:y="7.624cm" svg:viewBox="0 0 449 302" draw:points="449,153 0,0 0,302">
          <text:p/>
        </draw:polygon>
        <draw:line draw:style-name="gr3" draw:text-style-name="P4" draw:layer="layout" svg:x1="11.592cm" svg:y1="7.776cm" svg:x2="12.435cm" svg:y2="7.776cm">
          <text:p/>
        </draw:line>
        <draw:polygon draw:style-name="gr4" draw:text-style-name="P5" draw:layer="layout" svg:width="0.448cm" svg:height="0.301cm" svg:x="12.414cm" svg:y="7.624cm" svg:viewBox="0 0 449 302" draw:points="449,153 0,0 0,302">
          <text:p/>
        </draw:polygon>
        <draw:line draw:style-name="gr3" draw:text-style-name="P4" draw:layer="layout" svg:x1="11.595cm" svg:y1="7.776cm" svg:x2="12.435cm" svg:y2="7.776cm">
          <text:p/>
        </draw:line>
        <draw:polygon draw:style-name="gr4" draw:text-style-name="P5" draw:layer="layout" svg:width="0.451cm" svg:height="0.299cm" svg:x="12.414cm" svg:y="7.628cm" svg:viewBox="0 0 452 300" draw:points="452,148 0,0 0,300">
          <text:p/>
        </draw:polygon>
        <draw:path draw:style-name="gr5" draw:text-style-name="P6" draw:layer="layout" svg:width="1.524cm" svg:height="1.274cm" svg:x="12.886cm" svg:y="7.165cm" svg:viewBox="0 0 1525 1275" svg:d="M763 0c431 0 762 276 762 635 0 360-331 636-762 636-433 0-763-276-763-636 0-359 330-635 763-635zM0 0zM1525 1275z">
          <text:p/>
        </draw:path>
        <draw:path draw:style-name="gr6" draw:text-style-name="P4" draw:layer="layout" svg:width="1.524cm" svg:height="1.27cm" svg:x="12.886cm" svg:y="7.165cm" svg:viewBox="0 0 1525 1271" svg:d="M763 0c431 0 762 276 762 635 0 360-331 636-762 636-433 0-763-276-763-636 0-359 330-635 763-635z">
          <text:p/>
        </draw:path>
        <draw:polygon draw:style-name="gr6" draw:text-style-name="P4" draw:layer="layout" svg:width="0cm" svg:height="0cm" svg:x="12.886cm" svg:y="7.165cm" svg:viewBox="0 0 0 0" draw:points="0,0">
          <text:p/>
        </draw:polygon>
        <draw:polygon draw:style-name="gr6" draw:text-style-name="P4" draw:layer="layout" svg:width="0cm" svg:height="0cm" svg:x="14.41cm" svg:y="8.439cm" svg:viewBox="0 0 0 0" draw:points="0,0">
          <text:p/>
        </draw:polygon>
        <draw:frame draw:style-name="gr2" draw:text-style-name="P3" draw:layer="layout" svg:width="0.493cm" svg:height="0.547cm" svg:x="13.952cm" svg:y="14.346cm">
          <draw:text-box>
            <text:p text:style-name="P2"><text:span text:style-name="T1"><text:s/></text:span></text:p>
          </draw:text-box>
        </draw:frame>
        <draw:line draw:style-name="gr3" draw:text-style-name="P4" draw:layer="layout" svg:x1="14.41cm" svg:y1="7.776cm" svg:x2="15.25cm" svg:y2="7.776cm">
          <text:p/>
        </draw:line>
        <draw:polygon draw:style-name="gr4" draw:text-style-name="P5" draw:layer="layout" svg:width="0.451cm" svg:height="0.301cm" svg:x="15.229cm" svg:y="7.624cm" svg:viewBox="0 0 452 302" draw:points="452,153 0,0 0,302">
          <text:p/>
        </draw:polygon>
        <draw:line draw:style-name="gr3" draw:text-style-name="P4" draw:layer="layout" svg:x1="14.41cm" svg:y1="7.776cm" svg:x2="15.25cm" svg:y2="7.776cm">
          <text:p/>
        </draw:line>
        <draw:polygon draw:style-name="gr4" draw:text-style-name="P5" draw:layer="layout" svg:width="0.448cm" svg:height="0.301cm" svg:x="15.232cm" svg:y="7.624cm" svg:viewBox="0 0 449 302" draw:points="449,153 0,0 0,302">
          <text:p/>
        </draw:polygon>
        <draw:line draw:style-name="gr9" draw:text-style-name="P4" draw:layer="layout" svg:x1="12.1cm" svg:y1="7.776cm" svg:x2="12.1cm" svg:y2="11.586cm">
          <text:p/>
        </draw:line>
        <draw:line draw:style-name="gr3" draw:text-style-name="P4" draw:layer="layout" svg:x1="12.1cm" svg:y1="9.808cm" svg:x2="12.435cm" svg:y2="9.808cm">
          <text:p/>
        </draw:line>
        <draw:polygon draw:style-name="gr4" draw:text-style-name="P5" draw:layer="layout" svg:width="0.448cm" svg:height="0.3cm" svg:x="12.414cm" svg:y="9.656cm" svg:viewBox="0 0 449 301" draw:points="449,153 0,0 0,301">
          <text:p/>
        </draw:polygon>
        <draw:line draw:style-name="gr3" draw:text-style-name="P4" draw:layer="layout" svg:x1="12.1cm" svg:y1="11.607cm" svg:x2="12.435cm" svg:y2="11.607cm">
          <text:p/>
        </draw:line>
        <draw:polygon draw:style-name="gr4" draw:text-style-name="P5" draw:layer="layout" svg:width="0.448cm" svg:height="0.3cm" svg:x="12.414cm" svg:y="11.455cm" svg:viewBox="0 0 449 301" draw:points="449,153 0,0 0,301">
          <text:p/>
        </draw:polygon>
        <draw:path draw:style-name="gr5" draw:text-style-name="P6" draw:layer="layout" svg:width="1.524cm" svg:height="1.27cm" svg:x="12.886cm" svg:y="9.169cm" svg:viewBox="0 0 1525 1271" svg:d="M763 0c431 0 762 272 762 636 0 360-331 635-762 635-433 0-763-275-763-635 0-364 330-636 763-636zM0 0zM1525 1271z">
          <text:p/>
        </draw:path>
        <draw:path draw:style-name="gr6" draw:text-style-name="P4" draw:layer="layout" svg:width="1.524cm" svg:height="1.27cm" svg:x="12.886cm" svg:y="9.169cm" svg:viewBox="0 0 1525 1271" svg:d="M763 0c431 0 762 272 762 636 0 360-331 635-762 635-433 0-763-275-763-635 0-364 330-636 763-636z">
          <text:p/>
        </draw:path>
        <draw:polygon draw:style-name="gr6" draw:text-style-name="P4" draw:layer="layout" svg:width="0cm" svg:height="0cm" svg:x="12.886cm" svg:y="9.169cm" svg:viewBox="0 0 0 0" draw:points="0,0">
          <text:p/>
        </draw:polygon>
        <draw:polygon draw:style-name="gr6" draw:text-style-name="P4" draw:layer="layout" svg:width="0cm" svg:height="0cm" svg:x="14.41cm" svg:y="10.439cm" svg:viewBox="0 0 0 0" draw:points="0,0">
          <text:p/>
        </draw:polygon>
        <draw:frame draw:style-name="gr7" draw:text-style-name="P7" draw:layer="layout" svg:width="0.634cm" svg:height="0.712cm" svg:x="13.462cm" svg:y="7.448cm">
          <draw:text-box>
            <text:p text:style-name="P2"><text:span text:style-name="T2">&gt;</text:span></text:p>
          </draw:text-box>
        </draw:frame>
        <draw:path draw:style-name="gr5" draw:text-style-name="P6" draw:layer="layout" svg:width="1.524cm" svg:height="1.27cm" svg:x="12.886cm" svg:y="10.968cm" svg:viewBox="0 0 1525 1271" svg:d="M763 0c431 0 762 276 762 635 0 360-331 636-762 636-433 0-763-276-763-636 0-359 330-635 763-635zM0 0zM1525 1271z">
          <text:p/>
        </draw:path>
        <draw:path draw:style-name="gr6" draw:text-style-name="P4" draw:layer="layout" svg:width="1.524cm" svg:height="1.27cm" svg:x="12.886cm" svg:y="10.968cm" svg:viewBox="0 0 1525 1271" svg:d="M763 0c431 0 762 276 762 635 0 360-331 636-762 636-433 0-763-276-763-636 0-359 330-635 763-635z">
          <text:p/>
        </draw:path>
        <draw:polygon draw:style-name="gr6" draw:text-style-name="P4" draw:layer="layout" svg:width="0cm" svg:height="0cm" svg:x="12.886cm" svg:y="10.968cm" svg:viewBox="0 0 0 0" draw:points="0,0">
          <text:p/>
        </draw:polygon>
        <draw:polygon draw:style-name="gr6" draw:text-style-name="P4" draw:layer="layout" svg:width="0cm" svg:height="0cm" svg:x="14.41cm" svg:y="12.238cm" svg:viewBox="0 0 0 0" draw:points="0,0">
          <text:p/>
        </draw:polygon>
        <draw:frame draw:style-name="gr7" draw:text-style-name="P7" draw:layer="layout" svg:width="0.634cm" svg:height="0.712cm" svg:x="13.462cm" svg:y="9.449cm">
          <draw:text-box>
            <text:p text:style-name="P2"><text:span text:style-name="T2">&lt;</text:span></text:p>
          </draw:text-box>
        </draw:frame>
        <draw:path draw:style-name="gr5" draw:text-style-name="P6" draw:layer="layout" svg:width="1.524cm" svg:height="1.27cm" svg:x="15.67cm" svg:y="7.169cm" svg:viewBox="0 0 1525 1271" svg:d="M763 0c430 0 762 275 762 635s-332 636-762 636c-435 0-763-276-763-636s328-635 763-635zM0 0zM1525 1271z">
          <text:p/>
        </draw:path>
        <draw:path draw:style-name="gr6" draw:text-style-name="P4" draw:layer="layout" svg:width="1.524cm" svg:height="1.27cm" svg:x="15.67cm" svg:y="7.169cm" svg:viewBox="0 0 1525 1271" svg:d="M763 0c430 0 762 275 762 635s-332 636-762 636c-435 0-763-276-763-636s328-635 763-635z">
          <text:p/>
        </draw:path>
        <draw:polygon draw:style-name="gr6" draw:text-style-name="P4" draw:layer="layout" svg:width="0cm" svg:height="0cm" svg:x="15.67cm" svg:y="7.169cm" svg:viewBox="0 0 0 0" draw:points="0,0">
          <text:p/>
        </draw:polygon>
        <draw:polygon draw:style-name="gr6" draw:text-style-name="P4" draw:layer="layout" svg:width="0cm" svg:height="0cm" svg:x="17.194cm" svg:y="8.439cm" svg:viewBox="0 0 0 0" draw:points="0,0">
          <text:p/>
        </draw:polygon>
        <draw:frame draw:style-name="gr7" draw:text-style-name="P7" draw:layer="layout" svg:width="0.747cm" svg:height="0.712cm" svg:x="13.275cm" svg:y="11.248cm">
          <draw:text-box>
            <text:p text:style-name="P2"><text:span text:style-name="T2">=</text:span><text:span text:style-name="T2">=</text:span></text:p>
          </draw:text-box>
        </draw:frame>
        <draw:line draw:style-name="gr3" draw:text-style-name="P4" draw:layer="layout" svg:x1="17.212cm" svg:y1="7.776cm" svg:x2="18.051cm" svg:y2="7.776cm">
          <text:p/>
        </draw:line>
        <draw:polygon draw:style-name="gr4" draw:text-style-name="P5" draw:layer="layout" svg:width="0.452cm" svg:height="0.301cm" svg:x="18.03cm" svg:y="7.624cm" svg:viewBox="0 0 453 302" draw:points="453,153 0,0 0,302">
          <text:p/>
        </draw:polygon>
        <draw:line draw:style-name="gr3" draw:text-style-name="P4" draw:layer="layout" svg:x1="17.212cm" svg:y1="7.776cm" svg:x2="18.051cm" svg:y2="7.776cm">
          <text:p/>
        </draw:line>
        <draw:polygon draw:style-name="gr4" draw:text-style-name="P5" draw:layer="layout" svg:width="0.452cm" svg:height="0.299cm" svg:x="18.03cm" svg:y="7.628cm" svg:viewBox="0 0 453 300" draw:points="453,148 0,0 0,300">
          <text:p/>
        </draw:polygon>
        <draw:line draw:style-name="gr9" draw:text-style-name="P4" draw:layer="layout" svg:x1="14.41cm" svg:y1="9.808cm" svg:x2="14.894cm" svg:y2="9.808cm">
          <text:p/>
        </draw:line>
        <draw:line draw:style-name="gr9" draw:text-style-name="P4" draw:layer="layout" svg:x1="14.41cm" svg:y1="11.586cm" svg:x2="14.894cm" svg:y2="11.586cm">
          <text:p/>
        </draw:line>
        <draw:line draw:style-name="gr3" draw:text-style-name="P4" draw:layer="layout" svg:x1="14.894cm" svg:y1="11.586cm" svg:x2="14.894cm" svg:y2="8.206cm">
          <text:p/>
        </draw:line>
        <draw:polygon draw:style-name="gr4" draw:text-style-name="P5" draw:layer="layout" svg:width="0.299cm" svg:height="0.448cm" svg:x="14.746cm" svg:y="7.776cm" svg:viewBox="0 0 300 449" draw:points="149,0 0,449 300,449">
          <text:p/>
        </draw:polygon>
        <draw:polygon draw:style-name="gr8" draw:text-style-name="P6" draw:layer="layout" svg:width="1.778cm" svg:height="1.27cm" svg:x="9.906cm" svg:y="7.113cm" svg:viewBox="0 0 1779 1271" draw:points="889,1271 0,1271 0,0 1779,0 1779,1271">
          <text:p/>
        </draw:polygon>
        <draw:frame draw:style-name="gr7" draw:text-style-name="P7" draw:layer="layout" svg:width="1.022cm" svg:height="0.712cm" svg:x="15.924cm" svg:y="7.452cm">
          <draw:text-box>
            <text:p text:style-name="P2"><text:span text:style-name="T2">e</text:span><text:span text:style-name="T2">x</text:span><text:span text:style-name="T2">p</text:span></text:p>
          </draw:text-box>
        </draw:frame>
        <draw:polygon draw:style-name="gr5" draw:text-style-name="P6" draw:layer="layout" svg:width="1.778cm" svg:height="1.27cm" svg:x="15.67cm" svg:y="7.169cm" svg:viewBox="0 0 1779 1271" draw:points="889,1271 0,1271 0,0 1779,0 1779,1271">
          <text:p/>
        </draw:polygon>
        <draw:polygon draw:style-name="gr6" draw:text-style-name="P4" draw:layer="layout" svg:width="1.778cm" svg:height="1.27cm" svg:x="15.67cm" svg:y="7.169cm" svg:viewBox="0 0 1779 1271" draw:points="889,1271 0,1271 0,0 1779,0 1779,1271">
          <text:p/>
        </draw:polygon>
        <draw:frame draw:style-name="gr7" draw:text-style-name="P7" draw:layer="layout" svg:width="1.022cm" svg:height="0.712cm" svg:x="10.283cm" svg:y="7.396cm">
          <draw:text-box>
            <text:p text:style-name="P2"><text:span text:style-name="T2">e</text:span><text:span text:style-name="T2">x</text:span><text:span text:style-name="T2">p</text:span></text:p>
          </draw:text-box>
        </draw:frame>
        <draw:polygon draw:style-name="gr8" draw:text-style-name="P6" draw:layer="layout" svg:width="4.064cm" svg:height="1.778cm" svg:x="1.016cm" svg:y="1.017cm" svg:viewBox="0 0 4065 1779" draw:points="2033,1779 0,1779 0,0 4065,0 4065,1779">
          <text:p/>
        </draw:polygon>
        <draw:frame draw:style-name="gr7" draw:text-style-name="P7" draw:layer="layout" svg:width="1.022cm" svg:height="0.712cm" svg:x="16.051cm" svg:y="7.452cm">
          <draw:text-box>
            <text:p text:style-name="P2"><text:span text:style-name="T2">e</text:span><text:span text:style-name="T2">x</text:span><text:span text:style-name="T2">p</text:span></text:p>
          </draw:text-box>
        </draw:frame>
        <draw:frame draw:style-name="gr7" draw:text-style-name="P7" draw:layer="layout" svg:width="2.682cm" svg:height="0.712cm" svg:x="1.718cm" svg:y="1.554cm">
          <draw:text-box>
            <text:p text:style-name="P2"><text:span text:style-name="T2">R</text:span><text:span text:style-name="T2">E</text:span><text:span text:style-name="T2">L </text:span><text:span text:style-name="T2">E</text:span><text:span text:style-name="T2">X</text:span><text:span text:style-name="T2">P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7.999cm" svg:height="15.748cm" svg:x="0cm" svg:y="0.001cm" svg:viewBox="0 0 28000 15749" draw:points="0,0 28000,0 28000,15749 0,15749">
          <text:p/>
        </draw:polygon>
        <draw:frame draw:style-name="gr2" draw:text-style-name="P3" draw:layer="layout" svg:width="0.493cm" svg:height="0.547cm" svg:x="1.401cm" svg:y="14.346cm">
          <draw:text-box>
            <text:p text:style-name="P2"><text:span text:style-name="T1"><text:s/></text:span></text:p>
          </draw:text-box>
        </draw:frame>
        <draw:line draw:style-name="gr3" draw:text-style-name="P4" draw:layer="layout" svg:x1="1.524cm" svg:y1="7.875cm" svg:x2="8.459cm" svg:y2="7.875cm">
          <text:p/>
        </draw:line>
        <draw:polygon draw:style-name="gr4" draw:text-style-name="P5" draw:layer="layout" svg:width="0.452cm" svg:height="0.303cm" svg:x="8.438cm" svg:y="7.723cm" svg:viewBox="0 0 453 304" draw:points="453,153 0,0 0,304">
          <text:p/>
        </draw:polygon>
        <draw:line draw:style-name="gr9" draw:text-style-name="P4" draw:layer="layout" svg:x1="6.858cm" svg:y1="4.319cm" svg:x2="6.858cm" svg:y2="11.939cm">
          <text:p/>
        </draw:line>
        <draw:line draw:style-name="gr3" draw:text-style-name="P4" draw:layer="layout" svg:x1="6.858cm" svg:y1="4.319cm" svg:x2="8.459cm" svg:y2="4.319cm">
          <text:p/>
        </draw:line>
        <draw:polygon draw:style-name="gr4" draw:text-style-name="P5" draw:layer="layout" svg:width="0.452cm" svg:height="0.303cm" svg:x="8.438cm" svg:y="4.167cm" svg:viewBox="0 0 453 304" draw:points="453,152 0,0 0,304">
          <text:p/>
        </draw:polygon>
        <draw:line draw:style-name="gr3" draw:text-style-name="P4" draw:layer="layout" svg:x1="6.858cm" svg:y1="5.62cm" svg:x2="8.459cm" svg:y2="5.62cm">
          <text:p/>
        </draw:line>
        <draw:polygon draw:style-name="gr4" draw:text-style-name="P5" draw:layer="layout" svg:width="0.452cm" svg:height="0.299cm" svg:x="8.438cm" svg:y="5.469cm" svg:viewBox="0 0 453 300" draw:points="453,152 0,0 0,300">
          <text:p/>
        </draw:polygon>
        <draw:path draw:style-name="gr5" draw:text-style-name="P6" draw:layer="layout" svg:width="1.016cm" svg:height="0.872cm" svg:x="8.89cm" svg:y="3.863cm" svg:viewBox="0 0 1017 873" svg:d="M508 0c290 0 509 192 509 439 0 243-219 434-509 434s-508-191-508-434c0-247 218-439 508-439zM0 0zM1017 873z">
          <text:p/>
        </draw:path>
        <draw:path draw:style-name="gr6" draw:text-style-name="P4" draw:layer="layout" svg:width="1.016cm" svg:height="0.872cm" svg:x="8.89cm" svg:y="3.863cm" svg:viewBox="0 0 1017 873" svg:d="M508 0c290 0 509 192 509 439 0 243-219 434-509 434s-508-191-508-434c0-247 218-439 508-439z">
          <text:p/>
        </draw:path>
        <draw:polygon draw:style-name="gr6" draw:text-style-name="P4" draw:layer="layout" svg:width="0cm" svg:height="0cm" svg:x="8.89cm" svg:y="3.863cm" svg:viewBox="0 0 0 0" draw:points="0,0">
          <text:p/>
        </draw:polygon>
        <draw:polygon draw:style-name="gr6" draw:text-style-name="P4" draw:layer="layout" svg:width="0cm" svg:height="0cm" svg:x="9.906cm" svg:y="4.735cm" svg:viewBox="0 0 0 0" draw:points="0,0">
          <text:p/>
        </draw:polygon>
        <draw:frame draw:style-name="gr2" draw:text-style-name="P3" draw:layer="layout" svg:width="0.493cm" svg:height="0.547cm" svg:x="13.952cm" svg:y="14.346cm">
          <draw:text-box>
            <text:p text:style-name="P2"><text:span text:style-name="T1"><text:s/></text:span></text:p>
          </draw:text-box>
        </draw:frame>
        <draw:path draw:style-name="gr5" draw:text-style-name="P6" draw:layer="layout" svg:width="1.019cm" svg:height="0.872cm" svg:x="8.89cm" svg:y="5.165cm" svg:viewBox="0 0 1020 873" svg:d="M508 0c290 0 509 191 509 434 0 248-219 439-509 439-286 0-508-191-508-439 0-243 222-434 508-434zM0 0zM1020 873z">
          <text:p/>
        </draw:path>
        <draw:path draw:style-name="gr6" draw:text-style-name="P4" draw:layer="layout" svg:width="1.016cm" svg:height="0.872cm" svg:x="8.89cm" svg:y="5.165cm" svg:viewBox="0 0 1017 873" svg:d="M508 0c290 0 509 191 509 434 0 248-219 439-509 439-286 0-508-191-508-439 0-243 222-434 508-434z">
          <text:p/>
        </draw:path>
        <draw:polygon draw:style-name="gr6" draw:text-style-name="P4" draw:layer="layout" svg:width="0cm" svg:height="0cm" svg:x="8.89cm" svg:y="5.165cm" svg:viewBox="0 0 0 0" draw:points="0,0">
          <text:p/>
        </draw:polygon>
        <draw:polygon draw:style-name="gr6" draw:text-style-name="P4" draw:layer="layout" svg:width="0cm" svg:height="0cm" svg:x="9.909cm" svg:y="6.037cm" svg:viewBox="0 0 0 0" draw:points="0,0">
          <text:p/>
        </draw:polygon>
        <draw:frame draw:style-name="gr7" draw:text-style-name="P7" draw:layer="layout" svg:width="0.634cm" svg:height="0.712cm" svg:x="9.211cm" svg:y="3.945cm">
          <draw:text-box>
            <text:p text:style-name="P2"><text:span text:style-name="T2">+</text:span></text:p>
          </draw:text-box>
        </draw:frame>
        <draw:line draw:style-name="gr3" draw:text-style-name="P4" draw:layer="layout" svg:x1="9.906cm" svg:y1="4.319cm" svg:x2="12.015cm" svg:y2="4.319cm">
          <text:p/>
        </draw:line>
        <draw:polygon draw:style-name="gr4" draw:text-style-name="P5" draw:layer="layout" svg:width="0.452cm" svg:height="0.303cm" svg:x="11.994cm" svg:y="4.167cm" svg:viewBox="0 0 453 304" draw:points="453,152 0,0 0,304">
          <text:p/>
        </draw:polygon>
        <draw:line draw:style-name="gr9" draw:text-style-name="P4" draw:layer="layout" svg:x1="9.906cm" svg:y1="5.589cm" svg:x2="10.668cm" svg:y2="5.589cm">
          <text:p/>
        </draw:line>
        <draw:line draw:style-name="gr3" draw:text-style-name="P4" draw:layer="layout" svg:x1="10.668cm" svg:y1="5.589cm" svg:x2="10.668cm" svg:y2="4.749cm">
          <text:p/>
        </draw:line>
        <draw:polygon draw:style-name="gr4" draw:text-style-name="P5" draw:layer="layout" svg:width="0.303cm" svg:height="0.451cm" svg:x="10.516cm" svg:y="4.319cm" svg:viewBox="0 0 304 452" draw:points="152,0 0,452 304,452">
          <text:p/>
        </draw:polygon>
        <draw:polygon draw:style-name="gr8" draw:text-style-name="P6" draw:layer="layout" svg:width="2.032cm" svg:height="1.016cm" svg:x="12.446cm" svg:y="3.863cm" svg:viewBox="0 0 2033 1017" draw:points="1017,1017 0,1017 0,0 2033,0 2033,1017">
          <text:p/>
        </draw:polygon>
        <draw:frame draw:style-name="gr7" draw:text-style-name="P7" draw:layer="layout" svg:width="0.634cm" svg:height="0.712cm" svg:x="9.292cm" svg:y="5.247cm">
          <draw:text-box>
            <text:p text:style-name="P2"><text:span text:style-name="T2">-</text:span></text:p>
          </draw:text-box>
        </draw:frame>
        <draw:path draw:style-name="gr5" draw:text-style-name="P6" draw:layer="layout" svg:width="2.798cm" svg:height="1.27cm" svg:x="8.942cm" svg:y="7.268cm" svg:viewBox="0 0 2799 1271" svg:d="M1398 0c794 0 1397 275 1397 635 0 361-603 636-1397 636-791 0-1398-275-1398-636 0-360 607-635 1398-635zM0 0zM2799 1271z">
          <text:p/>
        </draw:path>
        <draw:path draw:style-name="gr6" draw:text-style-name="P4" draw:layer="layout" svg:width="2.794cm" svg:height="1.27cm" svg:x="8.942cm" svg:y="7.268cm" svg:viewBox="0 0 2795 1271" svg:d="M1398 0c794 0 1397 275 1397 635 0 361-603 636-1397 636-791 0-1398-275-1398-636 0-360 607-635 1398-635z">
          <text:p/>
        </draw:path>
        <draw:polygon draw:style-name="gr6" draw:text-style-name="P4" draw:layer="layout" svg:width="0cm" svg:height="0cm" svg:x="8.942cm" svg:y="7.268cm" svg:viewBox="0 0 0 0" draw:points="0,0">
          <text:p/>
        </draw:polygon>
        <draw:polygon draw:style-name="gr6" draw:text-style-name="P4" draw:layer="layout" svg:width="0cm" svg:height="0cm" svg:x="11.74cm" svg:y="8.538cm" svg:viewBox="0 0 0 0" draw:points="0,0">
          <text:p/>
        </draw:polygon>
        <draw:frame draw:style-name="gr7" draw:text-style-name="P7" draw:layer="layout" svg:width="1.272cm" svg:height="0.712cm" svg:x="12.827cm" svg:y="4.019cm">
          <draw:text-box>
            <text:p text:style-name="P2"><text:span text:style-name="T2">f</text:span><text:span text:style-name="T2">a</text:span><text:span text:style-name="T2">t</text:span><text:span text:style-name="T2">o</text:span><text:span text:style-name="T2">r</text:span></text:p>
          </draw:text-box>
        </draw:frame>
        <draw:line draw:style-name="gr3" draw:text-style-name="P4" draw:layer="layout" svg:x1="6.858cm" svg:y1="9.72cm" svg:x2="8.459cm" svg:y2="9.72cm">
          <text:p/>
        </draw:line>
        <draw:polygon draw:style-name="gr4" draw:text-style-name="P5" draw:layer="layout" svg:width="0.452cm" svg:height="0.3cm" svg:x="8.438cm" svg:y="9.568cm" svg:viewBox="0 0 453 301" draw:points="453,153 0,0 0,301">
          <text:p/>
        </draw:polygon>
        <draw:path draw:style-name="gr5" draw:text-style-name="P6" draw:layer="layout" svg:width="2.794cm" svg:height="1.27cm" svg:x="8.946cm" svg:y="9.067cm" svg:viewBox="0 0 2795 1271" svg:d="M1398 0c790 0 1397 275 1397 636 0 360-607 635-1397 635-795 0-1398-275-1398-635 0-361 603-636 1398-636zM0 0zM2795 1271z">
          <text:p/>
        </draw:path>
        <draw:path draw:style-name="gr6" draw:text-style-name="P4" draw:layer="layout" svg:width="2.794cm" svg:height="1.27cm" svg:x="8.946cm" svg:y="9.067cm" svg:viewBox="0 0 2795 1271" svg:d="M1398 0c790 0 1397 275 1397 636 0 360-607 635-1397 635-795 0-1398-275-1398-635 0-361 603-636 1398-636z">
          <text:p/>
        </draw:path>
        <draw:polygon draw:style-name="gr6" draw:text-style-name="P4" draw:layer="layout" svg:width="0cm" svg:height="0cm" svg:x="8.946cm" svg:y="9.067cm" svg:viewBox="0 0 0 0" draw:points="0,0">
          <text:p/>
        </draw:polygon>
        <draw:polygon draw:style-name="gr6" draw:text-style-name="P4" draw:layer="layout" svg:width="0cm" svg:height="0cm" svg:x="11.74cm" svg:y="10.337cm" svg:viewBox="0 0 0 0" draw:points="0,0">
          <text:p/>
        </draw:polygon>
        <draw:frame draw:style-name="gr7" draw:text-style-name="P7" draw:layer="layout" svg:width="1.479cm" svg:height="0.712cm" svg:x="9.603cm" svg:y="7.547cm">
          <draw:text-box>
            <text:p text:style-name="P2"><text:span text:style-name="T2">i</text:span><text:span text:style-name="T2">n</text:span><text:span text:style-name="T2">t</text:span><text:span text:style-name="T2">v</text:span><text:span text:style-name="T2">a</text:span><text:span text:style-name="T2">l</text:span></text:p>
          </draw:text-box>
        </draw:frame>
        <draw:line draw:style-name="gr3" draw:text-style-name="P4" draw:layer="layout" svg:x1="6.858cm" svg:y1="11.917cm" svg:x2="8.459cm" svg:y2="11.917cm">
          <text:p/>
        </draw:line>
        <draw:polygon draw:style-name="gr4" draw:text-style-name="P5" draw:layer="layout" svg:width="0.452cm" svg:height="0.3cm" svg:x="8.438cm" svg:y="11.769cm" svg:viewBox="0 0 453 301" draw:points="453,149 0,0 0,301">
          <text:p/>
        </draw:polygon>
        <draw:path draw:style-name="gr5" draw:text-style-name="P6" draw:layer="layout" svg:width="1.524cm" svg:height="1.274cm" svg:x="8.872cm" svg:y="11.268cm" svg:viewBox="0 0 1525 1275" svg:d="M762 0c431 0 763 275 763 635 0 361-332 636-763 636-434 0-762-275-762-636 0-360 328-635 762-635zM0 0zM1525 1275z">
          <text:p/>
        </draw:path>
        <draw:path draw:style-name="gr6" draw:text-style-name="P4" draw:layer="layout" svg:width="1.524cm" svg:height="1.27cm" svg:x="8.872cm" svg:y="11.268cm" svg:viewBox="0 0 1525 1271" svg:d="M762 0c431 0 763 275 763 635 0 361-332 636-763 636-434 0-762-275-762-636 0-360 328-635 762-635z">
          <text:p/>
        </draw:path>
        <draw:polygon draw:style-name="gr6" draw:text-style-name="P4" draw:layer="layout" svg:width="0cm" svg:height="0cm" svg:x="8.872cm" svg:y="11.268cm" svg:viewBox="0 0 0 0" draw:points="0,0">
          <text:p/>
        </draw:polygon>
        <draw:polygon draw:style-name="gr6" draw:text-style-name="P4" draw:layer="layout" svg:width="0cm" svg:height="0cm" svg:x="10.396cm" svg:y="12.542cm" svg:viewBox="0 0 0 0" draw:points="0,0">
          <text:p/>
        </draw:polygon>
        <draw:frame draw:style-name="gr7" draw:text-style-name="P7" draw:layer="layout" svg:width="1.479cm" svg:height="0.712cm" svg:x="9.603cm" svg:y="9.35cm">
          <draw:text-box>
            <text:p text:style-name="P2"><text:span text:style-name="T2">i</text:span><text:span text:style-name="T2">n</text:span><text:span text:style-name="T2">t</text:span><text:span text:style-name="T2">v</text:span><text:span text:style-name="T2">a</text:span><text:span text:style-name="T2">l</text:span></text:p>
          </draw:text-box>
        </draw:frame>
        <draw:line draw:style-name="gr3" draw:text-style-name="P4" draw:layer="layout" svg:x1="10.396cm" svg:y1="11.879cm" svg:x2="11.235cm" svg:y2="11.879cm">
          <text:p/>
        </draw:line>
        <draw:polygon draw:style-name="gr4" draw:text-style-name="P5" draw:layer="layout" svg:width="0.452cm" svg:height="0.3cm" svg:x="11.214cm" svg:y="11.727cm" svg:viewBox="0 0 453 301" draw:points="453,153 0,0 0,301">
          <text:p/>
        </draw:polygon>
        <draw:polygon draw:style-name="gr8" draw:text-style-name="P6" draw:layer="layout" svg:width="2.794cm" svg:height="1.016cm" svg:x="11.659cm" svg:y="11.367cm" svg:viewBox="0 0 2795 1017" draw:points="1398,1017 0,1017 0,0 2795,0 2795,1017">
          <text:p/>
        </draw:polygon>
        <draw:frame draw:style-name="gr7" draw:text-style-name="P7" draw:layer="layout" svg:width="0.634cm" svg:height="0.712cm" svg:x="9.529cm" svg:y="11.551cm">
          <draw:text-box>
            <text:p text:style-name="P2"><text:span text:style-name="T2">(</text:span></text:p>
          </draw:text-box>
        </draw:frame>
        <draw:line draw:style-name="gr3" draw:text-style-name="P4" draw:layer="layout" svg:x1="14.495cm" svg:y1="11.879cm" svg:x2="15.335cm" svg:y2="11.879cm">
          <text:p/>
        </draw:line>
        <draw:polygon draw:style-name="gr4" draw:text-style-name="P5" draw:layer="layout" svg:width="0.448cm" svg:height="0.3cm" svg:x="15.317cm" svg:y="11.727cm" svg:viewBox="0 0 449 301" draw:points="449,153 0,0 0,301">
          <text:p/>
        </draw:polygon>
        <draw:path draw:style-name="gr5" draw:text-style-name="P6" draw:layer="layout" svg:width="1.524cm" svg:height="1.27cm" svg:x="15.673cm" svg:y="11.272cm" svg:viewBox="0 0 1525 1271" svg:d="M760 0c434 0 762 275 762 635 0 361-328 636-762 636-430 0-760-275-760-636 0-360 330-635 760-635zM0 0zM1525 1271z">
          <text:p/>
        </draw:path>
        <draw:path draw:style-name="gr6" draw:text-style-name="P4" draw:layer="layout" svg:width="1.521cm" svg:height="1.27cm" svg:x="15.673cm" svg:y="11.272cm" svg:viewBox="0 0 1522 1271" svg:d="M760 0c434 0 762 275 762 635 0 361-328 636-762 636-430 0-760-275-760-636 0-360 330-635 760-635z">
          <text:p/>
        </draw:path>
        <draw:polygon draw:style-name="gr6" draw:text-style-name="P4" draw:layer="layout" svg:width="0cm" svg:height="0cm" svg:x="15.673cm" svg:y="11.272cm" svg:viewBox="0 0 0 0" draw:points="0,0">
          <text:p/>
        </draw:polygon>
        <draw:polygon draw:style-name="gr6" draw:text-style-name="P4" draw:layer="layout" svg:width="0cm" svg:height="0cm" svg:x="17.197cm" svg:y="12.542cm" svg:viewBox="0 0 0 0" draw:points="0,0">
          <text:p/>
        </draw:polygon>
        <draw:frame draw:style-name="gr7" draw:text-style-name="P7" draw:layer="layout" svg:width="2.394cm" svg:height="0.712cm" svg:x="11.86cm" svg:y="11.523cm">
          <draw:text-box>
            <text:p text:style-name="P2"><text:span text:style-name="T2">b</text:span><text:span text:style-name="T2">o</text:span><text:span text:style-name="T2">o</text:span><text:span text:style-name="T2">l </text:span><text:span text:style-name="T2">e</text:span><text:span text:style-name="T2">x</text:span><text:span text:style-name="T2">p</text:span></text:p>
          </draw:text-box>
        </draw:frame>
        <draw:path draw:style-name="gr5" draw:text-style-name="P6" draw:layer="layout" svg:width="1.524cm" svg:height="1.27cm" svg:x="8.872cm" svg:y="11.272cm" svg:viewBox="0 0 1525 1271" svg:d="M762 0c431 0 763 275 763 635 0 361-332 636-763 636-434 0-762-275-762-636 0-360 328-635 762-635zM0 0zM1525 1271z">
          <text:p/>
        </draw:path>
        <draw:path draw:style-name="gr6" draw:text-style-name="P4" draw:layer="layout" svg:width="1.524cm" svg:height="1.27cm" svg:x="8.872cm" svg:y="11.272cm" svg:viewBox="0 0 1525 1271" svg:d="M762 0c431 0 763 275 763 635 0 361-332 636-763 636-434 0-762-275-762-636 0-360 328-635 762-635z">
          <text:p/>
        </draw:path>
        <draw:polygon draw:style-name="gr6" draw:text-style-name="P4" draw:layer="layout" svg:width="0cm" svg:height="0cm" svg:x="8.872cm" svg:y="11.272cm" svg:viewBox="0 0 0 0" draw:points="0,0">
          <text:p/>
        </draw:polygon>
        <draw:polygon draw:style-name="gr6" draw:text-style-name="P4" draw:layer="layout" svg:width="0cm" svg:height="0cm" svg:x="10.396cm" svg:y="12.542cm" svg:viewBox="0 0 0 0" draw:points="0,0">
          <text:p/>
        </draw:polygon>
        <draw:frame draw:style-name="gr7" draw:text-style-name="P7" draw:layer="layout" svg:width="0.634cm" svg:height="0.712cm" svg:x="16.33cm" svg:y="11.551cm">
          <draw:text-box>
            <text:p text:style-name="P2"><text:span text:style-name="T2">)</text:span></text:p>
          </draw:text-box>
        </draw:frame>
        <draw:polygon draw:style-name="gr8" draw:text-style-name="P6" draw:layer="layout" svg:width="2.794cm" svg:height="1.016cm" svg:x="11.659cm" svg:y="11.367cm" svg:viewBox="0 0 2795 1017" draw:points="1398,1017 0,1017 0,0 2795,0 2795,1017">
          <text:p/>
        </draw:polygon>
        <draw:frame draw:style-name="gr7" draw:text-style-name="P7" draw:layer="layout" svg:width="0.634cm" svg:height="0.712cm" svg:x="9.529cm" svg:y="11.551cm">
          <draw:text-box>
            <text:p text:style-name="P2"><text:span text:style-name="T2">(</text:span></text:p>
          </draw:text-box>
        </draw:frame>
        <draw:line draw:style-name="gr3" draw:text-style-name="P4" draw:layer="layout" svg:x1="11.736cm" svg:y1="7.875cm" svg:x2="22.429cm" svg:y2="7.875cm">
          <text:p/>
        </draw:line>
        <draw:polygon draw:style-name="gr4" draw:text-style-name="P5" draw:layer="layout" svg:width="0.452cm" svg:height="0.303cm" svg:x="22.408cm" svg:y="7.723cm" svg:viewBox="0 0 453 304" draw:points="453,153 0,0 0,304">
          <text:p/>
        </draw:polygon>
        <draw:line draw:style-name="gr9" draw:text-style-name="P4" draw:layer="layout" svg:x1="11.74cm" svg:y1="9.653cm" svg:x2="18.542cm" svg:y2="9.653cm">
          <text:p/>
        </draw:line>
        <draw:line draw:style-name="gr9" draw:text-style-name="P4" draw:layer="layout" svg:x1="17.197cm" svg:y1="11.939cm" svg:x2="19.304cm" svg:y2="11.939cm">
          <text:p/>
        </draw:line>
        <draw:line draw:style-name="gr9" draw:text-style-name="P4" draw:layer="layout" svg:x1="14.478cm" svg:y1="4.319cm" svg:x2="17.018cm" svg:y2="4.319cm">
          <text:p/>
        </draw:line>
        <draw:line draw:style-name="gr3" draw:text-style-name="P4" draw:layer="layout" svg:x1="17.018cm" svg:y1="4.319cm" svg:x2="17.018cm" svg:y2="7.444cm">
          <text:p/>
        </draw:line>
        <draw:polygon draw:style-name="gr4" draw:text-style-name="P5" draw:layer="layout" svg:width="0.303cm" svg:height="0.452cm" svg:x="16.866cm" svg:y="7.423cm" svg:viewBox="0 0 304 453" draw:points="152,453 304,0 0,0">
          <text:p/>
        </draw:polygon>
        <draw:line draw:style-name="gr3" draw:text-style-name="P4" draw:layer="layout" svg:x1="18.542cm" svg:y1="9.653cm" svg:x2="18.542cm" svg:y2="8.305cm">
          <text:p/>
        </draw:line>
        <draw:polygon draw:style-name="gr4" draw:text-style-name="P5" draw:layer="layout" svg:width="0.303cm" svg:height="0.451cm" svg:x="18.39cm" svg:y="7.875cm" svg:viewBox="0 0 304 452" draw:points="152,0 0,452 304,452">
          <text:p/>
        </draw:polygon>
        <draw:line draw:style-name="gr3" draw:text-style-name="P4" draw:layer="layout" svg:x1="19.304cm" svg:y1="11.939cm" svg:x2="19.304cm" svg:y2="8.305cm">
          <text:p/>
        </draw:line>
        <draw:polygon draw:style-name="gr4" draw:text-style-name="P5" draw:layer="layout" svg:width="0.303cm" svg:height="0.451cm" svg:x="19.152cm" svg:y="7.875cm" svg:viewBox="0 0 304 452" draw:points="153,0 0,452 304,452">
          <text:p/>
        </draw:polygon>
        <draw:polygon draw:style-name="gr8" draw:text-style-name="P6" draw:layer="layout" svg:width="4.064cm" svg:height="1.778cm" svg:x="1.016cm" svg:y="1.017cm" svg:viewBox="0 0 4065 1779" draw:points="2033,1779 0,1779 0,0 4065,0 4065,1779">
          <text:p/>
        </draw:polygon>
        <draw:frame draw:style-name="gr7" draw:text-style-name="P7" draw:layer="layout" svg:width="1.022cm" svg:height="0.712cm" svg:x="12.545cm" svg:y="11.523cm">
          <draw:text-box>
            <text:p text:style-name="P2"><text:span text:style-name="T2">e</text:span><text:span text:style-name="T2">x</text:span><text:span text:style-name="T2">p</text:span></text:p>
          </draw:text-box>
        </draw:frame>
        <draw:frame draw:style-name="gr7" draw:text-style-name="P7" draw:layer="layout" svg:width="2.157cm" svg:height="0.712cm" svg:x="2.021cm" svg:y="1.554cm">
          <draw:text-box>
            <text:p text:style-name="P2"><text:span text:style-name="T2">F</text:span><text:span text:style-name="T2">A</text:span><text:span text:style-name="T2">T</text:span><text:span text:style-name="T2">O</text:span><text:span text:style-name="T2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7.998cm" fo:page-height="15.7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0-22T17:18:36.859203072</dc:date>
    <meta:editing-duration>PT1H1M28S</meta:editing-duration>
    <meta:editing-cycles>1</meta:editing-cycles>
    <meta:document-statistic meta:object-count="467"/>
    <meta:generator>LibreOffice/6.0.6.2$Linux_X86_64 LibreOffice_project/00m0$Build-2</meta:generator>
  </office:meta>
</office:document-meta>
</file>